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PI2013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abel_col</text:p>
          </table:table-cell>
          <table:table-cell office:value-type="string" calcext:value-type="string">
            <text:p>bucket_method</text:p>
          </table:table-cell>
          <table:table-cell office:value-type="string" calcext:value-type="string">
            <text:p>feat_encoding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nr_events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validation_BPI2013_3nrnl_regr.csv</text:p>
          </table:table-cell>
          <table:table-cell office:value-type="string" calcext:value-type="string">
            <text:p>validation_BPI2013_day_3drnl_regr.csv</text:p>
          </table:table-cell>
          <table:table-cell office:value-type="string" calcext:value-type="string">
            <text:p>validation_BPI2013_before_3brnl_regr.csv</text:p>
          </table:table-cell>
          <table:table-cell office:value-type="string" calcext:value-type="string">
            <text:p>validation_BPI2013_window_3wrnl_regr.csv</text:p>
          </table:table-cell>
          <table:table-cell office:value-type="string" calcext:value-type="string">
            <text:p>validation_BPI2013_day_3drnl_regr.csv</text:p>
          </table:table-cell>
          <table:table-cell office:value-type="string" calcext:value-type="string">
            <text:p>validation_BPI2013_before_3brnl_regr.csv</text:p>
          </table:table-cell>
          <table:table-cell office:value-type="string" calcext:value-type="string">
            <text:p>validation_BPI2013_window_3wrnl_regr.csv</text:p>
          </table:table-cell>
          <table:table-cell/>
          <table:table-cell office:value-type="string" calcext:value-type="string">
            <text:p>validation_BPI2013_3nrni_regr.csv</text:p>
          </table:table-cell>
          <table:table-cell office:value-type="string" calcext:value-type="string">
            <text:p>validation_BPI2013_day_3drni_regr.csv</text:p>
          </table:table-cell>
          <table:table-cell office:value-type="string" calcext:value-type="string">
            <text:p>validation_BPI2013_before_3brni_regr.csv</text:p>
          </table:table-cell>
          <table:table-cell office:value-type="string" calcext:value-type="string">
            <text:p>validation_BPI2013_window_3wrni_regr.csv</text:p>
          </table:table-cell>
          <table:table-cell office:value-type="string" calcext:value-type="string">
            <text:p>validation_BPI2013_day_3drni_regr.csv</text:p>
          </table:table-cell>
          <table:table-cell office:value-type="string" calcext:value-type="string">
            <text:p>validation_BPI2013_before_3brni_regr.csv</text:p>
          </table:table-cell>
          <table:table-cell office:value-type="string" calcext:value-type="string">
            <text:p>validation_BPI2013_window_3wrni_regr.csv</text:p>
          </table:table-cell>
          <table:table-cell/>
          <table:table-cell office:value-type="string" calcext:value-type="string">
            <text:p>validation_BPI2013_random_3rrnl_regr.csv</text:p>
          </table:table-cell>
          <table:table-cell office:value-type="string" calcext:value-type="string">
            <text:p>validation_BPI2013_random_3rrni_regr.csv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e</text:p>
          </table:table-cell>
          <table:table-cell office:value-type="float" office:value="10.8225380226072" calcext:value-type="float">
            <text:p>10.8225380226072</text:p>
          </table:table-cell>
          <table:table-cell office:value-type="float" office:value="12.3874259497049" calcext:value-type="float">
            <text:p>12.3874259497049</text:p>
          </table:table-cell>
          <table:table-cell office:value-type="float" office:value="20.6365505974568" calcext:value-type="float">
            <text:p>20.6365505974568</text:p>
          </table:table-cell>
          <table:table-cell office:value-type="float" office:value="9.26567404854704" calcext:value-type="float">
            <text:p>9.26567404854704</text:p>
          </table:table-cell>
          <table:table-cell table:formula="of:=[.H2]-[.G2]" office:value-type="float" office:value="1.5648879270977" calcext:value-type="float">
            <text:p>1.5648879270977</text:p>
          </table:table-cell>
          <table:table-cell table:formula="of:=[.I2]-[.G2]" office:value-type="float" office:value="9.81401257484966" calcext:value-type="float">
            <text:p>9.81401257484966</text:p>
          </table:table-cell>
          <table:table-cell table:formula="of:=[.J2]-[.G2]" office:value-type="float" office:value="-1.55686397406012" calcext:value-type="float">
            <text:p>-1.55686397406012</text:p>
          </table:table-cell>
          <table:table-cell/>
          <table:table-cell office:value-type="float" office:value="2.58187375000264" calcext:value-type="float">
            <text:p>2.58187375000264</text:p>
          </table:table-cell>
          <table:table-cell office:value-type="float" office:value="3.02286790959403" calcext:value-type="float">
            <text:p>3.02286790959403</text:p>
          </table:table-cell>
          <table:table-cell office:value-type="float" office:value="2.91833287545641" calcext:value-type="float">
            <text:p>2.91833287545641</text:p>
          </table:table-cell>
          <table:table-cell office:value-type="float" office:value="2.82986651184844" calcext:value-type="float">
            <text:p>2.82986651184844</text:p>
          </table:table-cell>
          <table:table-cell table:formula="of:=[.P2]-[.O2]" office:value-type="float" office:value="0.440994159591397" calcext:value-type="float">
            <text:p>0.440994159591397</text:p>
          </table:table-cell>
          <table:table-cell table:formula="of:=[.Q2]-[.O2]" office:value-type="float" office:value="0.336459125453772" calcext:value-type="float">
            <text:p>0.336459125453772</text:p>
          </table:table-cell>
          <table:table-cell table:formula="of:=[.R2]-[.O2]" office:value-type="float" office:value="0.247992761845801" calcext:value-type="float">
            <text:p>0.247992761845801</text:p>
          </table:table-cell>
          <table:table-cell/>
          <table:table-cell office:value-type="float" office:value="3.00604819513022" calcext:value-type="float">
            <text:p>3.00604819513022</text:p>
          </table:table-cell>
          <table:table-cell office:value-type="float" office:value="2.5985313120244" calcext:value-type="float">
            <text:p>2.59853131202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e</text:p>
          </table:table-cell>
          <table:table-cell office:value-type="float" office:value="10.4761608528778" calcext:value-type="float">
            <text:p>10.4761608528778</text:p>
          </table:table-cell>
          <table:table-cell office:value-type="float" office:value="12.2035631658116" calcext:value-type="float">
            <text:p>12.2035631658116</text:p>
          </table:table-cell>
          <table:table-cell office:value-type="float" office:value="4.59486527390033" calcext:value-type="float">
            <text:p>4.59486527390033</text:p>
          </table:table-cell>
          <table:table-cell office:value-type="float" office:value="8.72253261474933" calcext:value-type="float">
            <text:p>8.72253261474933</text:p>
          </table:table-cell>
          <table:table-cell table:formula="of:=[.H3]-[.G3]" office:value-type="float" office:value="1.72740231293378" calcext:value-type="float">
            <text:p>1.72740231293378</text:p>
          </table:table-cell>
          <table:table-cell table:formula="of:=[.I3]-[.G3]" office:value-type="float" office:value="-5.88129557897745" calcext:value-type="float">
            <text:p>-5.88129557897745</text:p>
          </table:table-cell>
          <table:table-cell table:formula="of:=[.J3]-[.G3]" office:value-type="float" office:value="-1.75362823812844" calcext:value-type="float">
            <text:p>-1.75362823812844</text:p>
          </table:table-cell>
          <table:table-cell/>
          <table:table-cell office:value-type="float" office:value="9.43071591682331" calcext:value-type="float">
            <text:p>9.43071591682331</text:p>
          </table:table-cell>
          <table:table-cell office:value-type="float" office:value="11.468698399522" calcext:value-type="float">
            <text:p>11.468698399522</text:p>
          </table:table-cell>
          <table:table-cell office:value-type="float" office:value="11.2997693260816" calcext:value-type="float">
            <text:p>11.2997693260816</text:p>
          </table:table-cell>
          <table:table-cell office:value-type="float" office:value="9.27743958624876" calcext:value-type="float">
            <text:p>9.27743958624876</text:p>
          </table:table-cell>
          <table:table-cell table:formula="of:=[.P3]-[.O3]" office:value-type="float" office:value="2.0379824826987" calcext:value-type="float">
            <text:p>2.0379824826987</text:p>
          </table:table-cell>
          <table:table-cell table:formula="of:=[.Q3]-[.O3]" office:value-type="float" office:value="1.86905340925829" calcext:value-type="float">
            <text:p>1.86905340925829</text:p>
          </table:table-cell>
          <table:table-cell table:formula="of:=[.R3]-[.O3]" office:value-type="float" office:value="-0.153276330574545" calcext:value-type="float">
            <text:p>-0.153276330574545</text:p>
          </table:table-cell>
          <table:table-cell/>
          <table:table-cell office:value-type="float" office:value="10.7599390895601" calcext:value-type="float">
            <text:p>10.7599390895601</text:p>
          </table:table-cell>
          <table:table-cell office:value-type="float" office:value="9.32898632856944" calcext:value-type="float">
            <text:p>9.328986328569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</text:p>
          </table:table-cell>
          <table:table-cell office:value-type="float" office:value="9.38005410101586" calcext:value-type="float">
            <text:p>9.38005410101586</text:p>
          </table:table-cell>
          <table:table-cell office:value-type="float" office:value="9.99326851405137" calcext:value-type="float">
            <text:p>9.99326851405137</text:p>
          </table:table-cell>
          <table:table-cell office:value-type="float" office:value="3.30892373053137" calcext:value-type="float">
            <text:p>3.30892373053137</text:p>
          </table:table-cell>
          <table:table-cell office:value-type="float" office:value="7.40170611686546" calcext:value-type="float">
            <text:p>7.40170611686546</text:p>
          </table:table-cell>
          <table:table-cell table:formula="of:=[.H4]-[.G4]" office:value-type="float" office:value="0.613214413035513" calcext:value-type="float">
            <text:p>0.613214413035513</text:p>
          </table:table-cell>
          <table:table-cell table:formula="of:=[.I4]-[.G4]" office:value-type="float" office:value="-6.0711303704845" calcext:value-type="float">
            <text:p>-6.0711303704845</text:p>
          </table:table-cell>
          <table:table-cell table:formula="of:=[.J4]-[.G4]" office:value-type="float" office:value="-1.9783479841504" calcext:value-type="float">
            <text:p>-1.9783479841504</text:p>
          </table:table-cell>
          <table:table-cell/>
          <table:table-cell office:value-type="float" office:value="2.19904086576616" calcext:value-type="float">
            <text:p>2.19904086576616</text:p>
          </table:table-cell>
          <table:table-cell office:value-type="float" office:value="2.67425470983662" calcext:value-type="float">
            <text:p>2.67425470983662</text:p>
          </table:table-cell>
          <table:table-cell office:value-type="float" office:value="2.63486406980591" calcext:value-type="float">
            <text:p>2.63486406980591</text:p>
          </table:table-cell>
          <table:table-cell office:value-type="float" office:value="2.16330010995707" calcext:value-type="float">
            <text:p>2.16330010995707</text:p>
          </table:table-cell>
          <table:table-cell table:formula="of:=[.P4]-[.O4]" office:value-type="float" office:value="0.475213844070454" calcext:value-type="float">
            <text:p>0.475213844070454</text:p>
          </table:table-cell>
          <table:table-cell table:formula="of:=[.Q4]-[.O4]" office:value-type="float" office:value="0.435823204039745" calcext:value-type="float">
            <text:p>0.435823204039745</text:p>
          </table:table-cell>
          <table:table-cell table:formula="of:=[.R4]-[.O4]" office:value-type="float" office:value="-0.0357407558090932" calcext:value-type="float">
            <text:p>-0.035740755809093</text:p>
          </table:table-cell>
          <table:table-cell/>
          <table:table-cell office:value-type="float" office:value="2.50898722639794" calcext:value-type="float">
            <text:p>2.50898722639794</text:p>
          </table:table-cell>
          <table:table-cell office:value-type="float" office:value="2.17531970569721" calcext:value-type="float">
            <text:p>2.17531970569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e</text:p>
          </table:table-cell>
          <table:table-cell office:value-type="float" office:value="9.72768329492491" calcext:value-type="float">
            <text:p>9.72768329492491</text:p>
          </table:table-cell>
          <table:table-cell office:value-type="float" office:value="11.1816646566482" calcext:value-type="float">
            <text:p>11.1816646566482</text:p>
          </table:table-cell>
          <table:table-cell office:value-type="float" office:value="5.60533160201742" calcext:value-type="float">
            <text:p>5.60533160201742</text:p>
          </table:table-cell>
          <table:table-cell office:value-type="float" office:value="9.37466091099306" calcext:value-type="float">
            <text:p>9.37466091099306</text:p>
          </table:table-cell>
          <table:table-cell table:formula="of:=[.H5]-[.G5]" office:value-type="float" office:value="1.45398136172328" calcext:value-type="float">
            <text:p>1.45398136172328</text:p>
          </table:table-cell>
          <table:table-cell table:formula="of:=[.I5]-[.G5]" office:value-type="float" office:value="-4.12235169290749" calcext:value-type="float">
            <text:p>-4.12235169290749</text:p>
          </table:table-cell>
          <table:table-cell table:formula="of:=[.J5]-[.G5]" office:value-type="float" office:value="-0.353022383931854" calcext:value-type="float">
            <text:p>-0.353022383931854</text:p>
          </table:table-cell>
          <table:table-cell/>
          <table:table-cell office:value-type="float" office:value="11.0725172271388" calcext:value-type="float">
            <text:p>11.0725172271388</text:p>
          </table:table-cell>
          <table:table-cell office:value-type="float" office:value="12.9637465830043" calcext:value-type="float">
            <text:p>12.9637465830043</text:p>
          </table:table-cell>
          <table:table-cell office:value-type="float" office:value="12.515441949082" calcext:value-type="float">
            <text:p>12.515441949082</text:p>
          </table:table-cell>
          <table:table-cell office:value-type="float" office:value="12.1360487525438" calcext:value-type="float">
            <text:p>12.1360487525438</text:p>
          </table:table-cell>
          <table:table-cell table:formula="of:=[.P5]-[.O5]" office:value-type="float" office:value="1.89122935586543" calcext:value-type="float">
            <text:p>1.89122935586543</text:p>
          </table:table-cell>
          <table:table-cell table:formula="of:=[.Q5]-[.O5]" office:value-type="float" office:value="1.44292472194318" calcext:value-type="float">
            <text:p>1.44292472194318</text:p>
          </table:table-cell>
          <table:table-cell table:formula="of:=[.R5]-[.O5]" office:value-type="float" office:value="1.06353152540498" calcext:value-type="float">
            <text:p>1.06353152540498</text:p>
          </table:table-cell>
          <table:table-cell/>
          <table:table-cell office:value-type="float" office:value="12.8916142495949" calcext:value-type="float">
            <text:p>12.8916142495949</text:p>
          </table:table-cell>
          <table:table-cell office:value-type="float" office:value="11.1439541602762" calcext:value-type="float">
            <text:p>11.14395416027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e</text:p>
          </table:table-cell>
          <table:table-cell office:value-type="float" office:value="9.97253045237703" calcext:value-type="float">
            <text:p>9.97253045237703</text:p>
          </table:table-cell>
          <table:table-cell office:value-type="float" office:value="10.5951802314059" calcext:value-type="float">
            <text:p>10.5951802314059</text:p>
          </table:table-cell>
          <table:table-cell office:value-type="float" office:value="5.19998388993003" calcext:value-type="float">
            <text:p>5.19998388993003</text:p>
          </table:table-cell>
          <table:table-cell office:value-type="float" office:value="8.64182284742712" calcext:value-type="float">
            <text:p>8.64182284742712</text:p>
          </table:table-cell>
          <table:table-cell table:formula="of:=[.H6]-[.G6]" office:value-type="float" office:value="0.622649779028903" calcext:value-type="float">
            <text:p>0.622649779028903</text:p>
          </table:table-cell>
          <table:table-cell table:formula="of:=[.I6]-[.G6]" office:value-type="float" office:value="-4.772546562447" calcext:value-type="float">
            <text:p>-4.772546562447</text:p>
          </table:table-cell>
          <table:table-cell table:formula="of:=[.J6]-[.G6]" office:value-type="float" office:value="-1.33070760494991" calcext:value-type="float">
            <text:p>-1.33070760494991</text:p>
          </table:table-cell>
          <table:table-cell/>
          <table:table-cell office:value-type="float" office:value="2.6038669695136" calcext:value-type="float">
            <text:p>2.6038669695136</text:p>
          </table:table-cell>
          <table:table-cell office:value-type="float" office:value="3.08775110795168" calcext:value-type="float">
            <text:p>3.08775110795168</text:p>
          </table:table-cell>
          <table:table-cell office:value-type="float" office:value="1.80045535722675" calcext:value-type="float">
            <text:p>1.80045535722675</text:p>
          </table:table-cell>
          <table:table-cell office:value-type="float" office:value="3.06714572644302" calcext:value-type="float">
            <text:p>3.06714572644302</text:p>
          </table:table-cell>
          <table:table-cell table:formula="of:=[.P6]-[.O6]" office:value-type="float" office:value="0.483884138438075" calcext:value-type="float">
            <text:p>0.483884138438075</text:p>
          </table:table-cell>
          <table:table-cell table:formula="of:=[.Q6]-[.O6]" office:value-type="float" office:value="-0.803411612286854" calcext:value-type="float">
            <text:p>-0.803411612286854</text:p>
          </table:table-cell>
          <table:table-cell table:formula="of:=[.R6]-[.O6]" office:value-type="float" office:value="0.463278756929418" calcext:value-type="float">
            <text:p>0.463278756929418</text:p>
          </table:table-cell>
          <table:table-cell/>
          <table:table-cell office:value-type="float" office:value="2.94319876794914" calcext:value-type="float">
            <text:p>2.94319876794914</text:p>
          </table:table-cell>
          <table:table-cell office:value-type="float" office:value="2.6820333781723" calcext:value-type="float">
            <text:p>2.68203337817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e</text:p>
          </table:table-cell>
          <table:table-cell office:value-type="float" office:value="9.26464905479358" calcext:value-type="float">
            <text:p>9.26464905479358</text:p>
          </table:table-cell>
          <table:table-cell office:value-type="float" office:value="10.3470630767035" calcext:value-type="float">
            <text:p>10.3470630767035</text:p>
          </table:table-cell>
          <table:table-cell office:value-type="float" office:value="6.26190707478184" calcext:value-type="float">
            <text:p>6.26190707478184</text:p>
          </table:table-cell>
          <table:table-cell office:value-type="float" office:value="8.22410003884276" calcext:value-type="float">
            <text:p>8.22410003884276</text:p>
          </table:table-cell>
          <table:table-cell table:formula="of:=[.H7]-[.G7]" office:value-type="float" office:value="1.08241402190991" calcext:value-type="float">
            <text:p>1.08241402190991</text:p>
          </table:table-cell>
          <table:table-cell table:formula="of:=[.I7]-[.G7]" office:value-type="float" office:value="-3.00274198001174" calcext:value-type="float">
            <text:p>-3.00274198001174</text:p>
          </table:table-cell>
          <table:table-cell table:formula="of:=[.J7]-[.G7]" office:value-type="float" office:value="-1.04054901595082" calcext:value-type="float">
            <text:p>-1.04054901595082</text:p>
          </table:table-cell>
          <table:table-cell/>
          <table:table-cell office:value-type="float" office:value="9.39421771977605" calcext:value-type="float">
            <text:p>9.39421771977605</text:p>
          </table:table-cell>
          <table:table-cell office:value-type="float" office:value="11.5864494755473" calcext:value-type="float">
            <text:p>11.5864494755473</text:p>
          </table:table-cell>
          <table:table-cell office:value-type="float" office:value="6.52004808739776" calcext:value-type="float">
            <text:p>6.52004808739776</text:p>
          </table:table-cell>
          <table:table-cell office:value-type="float" office:value="9.09435870263068" calcext:value-type="float">
            <text:p>9.09435870263068</text:p>
          </table:table-cell>
          <table:table-cell table:formula="of:=[.P7]-[.O7]" office:value-type="float" office:value="2.1922317557712" calcext:value-type="float">
            <text:p>2.1922317557712</text:p>
          </table:table-cell>
          <table:table-cell table:formula="of:=[.Q7]-[.O7]" office:value-type="float" office:value="-2.87416963237829" calcext:value-type="float">
            <text:p>-2.87416963237829</text:p>
          </table:table-cell>
          <table:table-cell table:formula="of:=[.R7]-[.O7]" office:value-type="float" office:value="-0.299859017145375" calcext:value-type="float">
            <text:p>-0.299859017145375</text:p>
          </table:table-cell>
          <table:table-cell/>
          <table:table-cell office:value-type="float" office:value="10.4101405976027" calcext:value-type="float">
            <text:p>10.4101405976027</text:p>
          </table:table-cell>
          <table:table-cell office:value-type="float" office:value="9.46793177720697" calcext:value-type="float">
            <text:p>9.467931777206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e</text:p>
          </table:table-cell>
          <table:table-cell office:value-type="float" office:value="9.11345118808113" calcext:value-type="float">
            <text:p>9.11345118808113</text:p>
          </table:table-cell>
          <table:table-cell office:value-type="float" office:value="10.1453035942445" calcext:value-type="float">
            <text:p>10.1453035942445</text:p>
          </table:table-cell>
          <table:table-cell office:value-type="float" office:value="6.99555082518064" calcext:value-type="float">
            <text:p>6.99555082518064</text:p>
          </table:table-cell>
          <table:table-cell office:value-type="float" office:value="8.65463132293136" calcext:value-type="float">
            <text:p>8.65463132293136</text:p>
          </table:table-cell>
          <table:table-cell table:formula="of:=[.H8]-[.G8]" office:value-type="float" office:value="1.03185240616337" calcext:value-type="float">
            <text:p>1.03185240616337</text:p>
          </table:table-cell>
          <table:table-cell table:formula="of:=[.I8]-[.G8]" office:value-type="float" office:value="-2.11790036290049" calcext:value-type="float">
            <text:p>-2.11790036290049</text:p>
          </table:table-cell>
          <table:table-cell table:formula="of:=[.J8]-[.G8]" office:value-type="float" office:value="-0.458819865149769" calcext:value-type="float">
            <text:p>-0.458819865149769</text:p>
          </table:table-cell>
          <table:table-cell/>
          <table:table-cell office:value-type="float" office:value="2.20906327304049" calcext:value-type="float">
            <text:p>2.20906327304049</text:p>
          </table:table-cell>
          <table:table-cell office:value-type="float" office:value="2.72456959854033" calcext:value-type="float">
            <text:p>2.72456959854033</text:p>
          </table:table-cell>
          <table:table-cell office:value-type="float" office:value="1.53319831389555" calcext:value-type="float">
            <text:p>1.53319831389555</text:p>
          </table:table-cell>
          <table:table-cell office:value-type="float" office:value="2.13855101096342" calcext:value-type="float">
            <text:p>2.13855101096342</text:p>
          </table:table-cell>
          <table:table-cell table:formula="of:=[.P8]-[.O8]" office:value-type="float" office:value="0.515506325499838" calcext:value-type="float">
            <text:p>0.515506325499838</text:p>
          </table:table-cell>
          <table:table-cell table:formula="of:=[.Q8]-[.O8]" office:value-type="float" office:value="-0.675864959144946" calcext:value-type="float">
            <text:p>-0.675864959144946</text:p>
          </table:table-cell>
          <table:table-cell table:formula="of:=[.R8]-[.O8]" office:value-type="float" office:value="-0.0705122620770662" calcext:value-type="float">
            <text:p>-0.070512262077066</text:p>
          </table:table-cell>
          <table:table-cell/>
          <table:table-cell office:value-type="float" office:value="2.44795894105594" calcext:value-type="float">
            <text:p>2.44795894105594</text:p>
          </table:table-cell>
          <table:table-cell office:value-type="float" office:value="2.22639723546662" calcext:value-type="float">
            <text:p>2.226397235466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e</text:p>
          </table:table-cell>
          <table:table-cell office:value-type="float" office:value="9.94705652116405" calcext:value-type="float">
            <text:p>9.94705652116405</text:p>
          </table:table-cell>
          <table:table-cell office:value-type="float" office:value="11.322198624608" calcext:value-type="float">
            <text:p>11.322198624608</text:p>
          </table:table-cell>
          <table:table-cell office:value-type="float" office:value="7.62558503174708" calcext:value-type="float">
            <text:p>7.62558503174708</text:p>
          </table:table-cell>
          <table:table-cell office:value-type="float" office:value="9.63263017313569" calcext:value-type="float">
            <text:p>9.63263017313569</text:p>
          </table:table-cell>
          <table:table-cell table:formula="of:=[.H9]-[.G9]" office:value-type="float" office:value="1.37514210344391" calcext:value-type="float">
            <text:p>1.37514210344391</text:p>
          </table:table-cell>
          <table:table-cell table:formula="of:=[.I9]-[.G9]" office:value-type="float" office:value="-2.32147148941696" calcext:value-type="float">
            <text:p>-2.32147148941696</text:p>
          </table:table-cell>
          <table:table-cell table:formula="of:=[.J9]-[.G9]" office:value-type="float" office:value="-0.314426348028359" calcext:value-type="float">
            <text:p>-0.314426348028359</text:p>
          </table:table-cell>
          <table:table-cell/>
          <table:table-cell office:value-type="float" office:value="11.073151920758" calcext:value-type="float">
            <text:p>11.073151920758</text:p>
          </table:table-cell>
          <table:table-cell office:value-type="float" office:value="13.1309078044892" calcext:value-type="float">
            <text:p>13.1309078044892</text:p>
          </table:table-cell>
          <table:table-cell office:value-type="float" office:value="7.65657997529671" calcext:value-type="float">
            <text:p>7.65657997529671</text:p>
          </table:table-cell>
          <table:table-cell office:value-type="float" office:value="13.0432817765461" calcext:value-type="float">
            <text:p>13.0432817765461</text:p>
          </table:table-cell>
          <table:table-cell table:formula="of:=[.P9]-[.O9]" office:value-type="float" office:value="2.05775588373118" calcext:value-type="float">
            <text:p>2.05775588373118</text:p>
          </table:table-cell>
          <table:table-cell table:formula="of:=[.Q9]-[.O9]" office:value-type="float" office:value="-3.41657194546128" calcext:value-type="float">
            <text:p>-3.41657194546128</text:p>
          </table:table-cell>
          <table:table-cell table:formula="of:=[.R9]-[.O9]" office:value-type="float" office:value="1.97012985578815" calcext:value-type="float">
            <text:p>1.97012985578815</text:p>
          </table:table-cell>
          <table:table-cell/>
          <table:table-cell office:value-type="float" office:value="12.5161874519943" calcext:value-type="float">
            <text:p>12.5161874519943</text:p>
          </table:table-cell>
          <table:table-cell office:value-type="float" office:value="11.405560806585" calcext:value-type="float">
            <text:p>11.4055608065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e</text:p>
          </table:table-cell>
          <table:table-cell office:value-type="float" office:value="10.2772597835798" calcext:value-type="float">
            <text:p>10.2772597835798</text:p>
          </table:table-cell>
          <table:table-cell office:value-type="float" office:value="11.2080064253256" calcext:value-type="float">
            <text:p>11.2080064253256</text:p>
          </table:table-cell>
          <table:table-cell office:value-type="float" office:value="8.7398475306769" calcext:value-type="float">
            <text:p>8.7398475306769</text:p>
          </table:table-cell>
          <table:table-cell office:value-type="float" office:value="10.3632251631125" calcext:value-type="float">
            <text:p>10.3632251631125</text:p>
          </table:table-cell>
          <table:table-cell table:formula="of:=[.H10]-[.G10]" office:value-type="float" office:value="0.930746641745813" calcext:value-type="float">
            <text:p>0.930746641745813</text:p>
          </table:table-cell>
          <table:table-cell table:formula="of:=[.I10]-[.G10]" office:value-type="float" office:value="-1.53741225290289" calcext:value-type="float">
            <text:p>-1.53741225290289</text:p>
          </table:table-cell>
          <table:table-cell table:formula="of:=[.J10]-[.G10]" office:value-type="float" office:value="0.0859653795327606" calcext:value-type="float">
            <text:p>0.085965379532761</text:p>
          </table:table-cell>
          <table:table-cell/>
          <table:table-cell office:value-type="float" office:value="1.47694744582784" calcext:value-type="float">
            <text:p>1.47694744582784</text:p>
          </table:table-cell>
          <table:table-cell office:value-type="float" office:value="1.92459388882293" calcext:value-type="float">
            <text:p>1.92459388882293</text:p>
          </table:table-cell>
          <table:table-cell office:value-type="float" office:value="0.892737375162712" calcext:value-type="float">
            <text:p>0.892737375162712</text:p>
          </table:table-cell>
          <table:table-cell office:value-type="float" office:value="1.998168208551" calcext:value-type="float">
            <text:p>1.998168208551</text:p>
          </table:table-cell>
          <table:table-cell table:formula="of:=[.P10]-[.O10]" office:value-type="float" office:value="0.447646442995085" calcext:value-type="float">
            <text:p>0.447646442995085</text:p>
          </table:table-cell>
          <table:table-cell table:formula="of:=[.Q10]-[.O10]" office:value-type="float" office:value="-0.58421007066513" calcext:value-type="float">
            <text:p>-0.58421007066513</text:p>
          </table:table-cell>
          <table:table-cell table:formula="of:=[.R10]-[.O10]" office:value-type="float" office:value="0.521220762723155" calcext:value-type="float">
            <text:p>0.521220762723155</text:p>
          </table:table-cell>
          <table:table-cell/>
          <table:table-cell office:value-type="float" office:value="1.8347741697041" calcext:value-type="float">
            <text:p>1.8347741697041</text:p>
          </table:table-cell>
          <table:table-cell office:value-type="float" office:value="1.72005702181269" calcext:value-type="float">
            <text:p>1.720057021812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e</text:p>
          </table:table-cell>
          <table:table-cell office:value-type="float" office:value="10.0157969688635" calcext:value-type="float">
            <text:p>10.0157969688635</text:p>
          </table:table-cell>
          <table:table-cell office:value-type="float" office:value="10.9378394656537" calcext:value-type="float">
            <text:p>10.9378394656537</text:p>
          </table:table-cell>
          <table:table-cell office:value-type="float" office:value="8.96747104743401" calcext:value-type="float">
            <text:p>8.96747104743401</text:p>
          </table:table-cell>
          <table:table-cell office:value-type="float" office:value="10.6498642225644" calcext:value-type="float">
            <text:p>10.6498642225644</text:p>
          </table:table-cell>
          <table:table-cell table:formula="of:=[.H11]-[.G11]" office:value-type="float" office:value="0.922042496790162" calcext:value-type="float">
            <text:p>0.922042496790162</text:p>
          </table:table-cell>
          <table:table-cell table:formula="of:=[.I11]-[.G11]" office:value-type="float" office:value="-1.04832592142953" calcext:value-type="float">
            <text:p>-1.04832592142953</text:p>
          </table:table-cell>
          <table:table-cell table:formula="of:=[.J11]-[.G11]" office:value-type="float" office:value="0.634067253700817" calcext:value-type="float">
            <text:p>0.634067253700817</text:p>
          </table:table-cell>
          <table:table-cell/>
          <table:table-cell office:value-type="float" office:value="7.05209157357452" calcext:value-type="float">
            <text:p>7.05209157357452</text:p>
          </table:table-cell>
          <table:table-cell office:value-type="float" office:value="9.78968974061739" calcext:value-type="float">
            <text:p>9.78968974061739</text:p>
          </table:table-cell>
          <table:table-cell office:value-type="float" office:value="4.34429249670604" calcext:value-type="float">
            <text:p>4.34429249670604</text:p>
          </table:table-cell>
          <table:table-cell office:value-type="float" office:value="7.71711536212243" calcext:value-type="float">
            <text:p>7.71711536212243</text:p>
          </table:table-cell>
          <table:table-cell table:formula="of:=[.P11]-[.O11]" office:value-type="float" office:value="2.73759816704287" calcext:value-type="float">
            <text:p>2.73759816704287</text:p>
          </table:table-cell>
          <table:table-cell table:formula="of:=[.Q11]-[.O11]" office:value-type="float" office:value="-2.70779907686847" calcext:value-type="float">
            <text:p>-2.70779907686847</text:p>
          </table:table-cell>
          <table:table-cell table:formula="of:=[.R11]-[.O11]" office:value-type="float" office:value="0.665023788547916" calcext:value-type="float">
            <text:p>0.665023788547916</text:p>
          </table:table-cell>
          <table:table-cell/>
          <table:table-cell office:value-type="float" office:value="9.22471727259932" calcext:value-type="float">
            <text:p>9.22471727259932</text:p>
          </table:table-cell>
          <table:table-cell office:value-type="float" office:value="7.50477894516559" calcext:value-type="float">
            <text:p>7.504778945165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e</text:p>
          </table:table-cell>
          <table:table-cell office:value-type="float" office:value="10.3304933035471" calcext:value-type="float">
            <text:p>10.3304933035471</text:p>
          </table:table-cell>
          <table:table-cell office:value-type="float" office:value="11.7356913757199" calcext:value-type="float">
            <text:p>11.7356913757199</text:p>
          </table:table-cell>
          <table:table-cell office:value-type="float" office:value="8.94254267086478" calcext:value-type="float">
            <text:p>8.94254267086478</text:p>
          </table:table-cell>
          <table:table-cell office:value-type="float" office:value="10.6471887216315" calcext:value-type="float">
            <text:p>10.6471887216315</text:p>
          </table:table-cell>
          <table:table-cell table:formula="of:=[.H12]-[.G12]" office:value-type="float" office:value="1.40519807217278" calcext:value-type="float">
            <text:p>1.40519807217278</text:p>
          </table:table-cell>
          <table:table-cell table:formula="of:=[.I12]-[.G12]" office:value-type="float" office:value="-1.38795063268236" calcext:value-type="float">
            <text:p>-1.38795063268236</text:p>
          </table:table-cell>
          <table:table-cell table:formula="of:=[.J12]-[.G12]" office:value-type="float" office:value="0.316695418084343" calcext:value-type="float">
            <text:p>0.316695418084343</text:p>
          </table:table-cell>
          <table:table-cell/>
          <table:table-cell office:value-type="float" office:value="1.07135112807445" calcext:value-type="float">
            <text:p>1.07135112807445</text:p>
          </table:table-cell>
          <table:table-cell office:value-type="float" office:value="1.48724602306789" calcext:value-type="float">
            <text:p>1.48724602306789</text:p>
          </table:table-cell>
          <table:table-cell office:value-type="float" office:value="0.659983299773327" calcext:value-type="float">
            <text:p>0.659983299773327</text:p>
          </table:table-cell>
          <table:table-cell office:value-type="float" office:value="1.17238129460361" calcext:value-type="float">
            <text:p>1.17238129460361</text:p>
          </table:table-cell>
          <table:table-cell table:formula="of:=[.P12]-[.O12]" office:value-type="float" office:value="0.415894894993444" calcext:value-type="float">
            <text:p>0.415894894993444</text:p>
          </table:table-cell>
          <table:table-cell table:formula="of:=[.Q12]-[.O12]" office:value-type="float" office:value="-0.411367828301122" calcext:value-type="float">
            <text:p>-0.411367828301122</text:p>
          </table:table-cell>
          <table:table-cell table:formula="of:=[.R12]-[.O12]" office:value-type="float" office:value="0.101030166529165" calcext:value-type="float">
            <text:p>0.101030166529165</text:p>
          </table:table-cell>
          <table:table-cell/>
          <table:table-cell office:value-type="float" office:value="1.40141561592879" calcext:value-type="float">
            <text:p>1.40141561592879</text:p>
          </table:table-cell>
          <table:table-cell office:value-type="float" office:value="1.14012322514087" calcext:value-type="float">
            <text:p>1.14012322514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e</text:p>
          </table:table-cell>
          <table:table-cell office:value-type="float" office:value="10.5369176945471" calcext:value-type="float">
            <text:p>10.5369176945471</text:p>
          </table:table-cell>
          <table:table-cell office:value-type="float" office:value="11.979603930905" calcext:value-type="float">
            <text:p>11.979603930905</text:p>
          </table:table-cell>
          <table:table-cell office:value-type="float" office:value="9.645514557289" calcext:value-type="float">
            <text:p>9.645514557289</text:p>
          </table:table-cell>
          <table:table-cell office:value-type="float" office:value="11.3071256124826" calcext:value-type="float">
            <text:p>11.3071256124826</text:p>
          </table:table-cell>
          <table:table-cell table:formula="of:=[.H13]-[.G13]" office:value-type="float" office:value="1.44268623635798" calcext:value-type="float">
            <text:p>1.44268623635798</text:p>
          </table:table-cell>
          <table:table-cell table:formula="of:=[.I13]-[.G13]" office:value-type="float" office:value="-0.891403137258052" calcext:value-type="float">
            <text:p>-0.891403137258052</text:p>
          </table:table-cell>
          <table:table-cell table:formula="of:=[.J13]-[.G13]" office:value-type="float" office:value="0.770207917935563" calcext:value-type="float">
            <text:p>0.770207917935563</text:p>
          </table:table-cell>
          <table:table-cell/>
          <table:table-cell office:value-type="float" office:value="9.72190009829452" calcext:value-type="float">
            <text:p>9.72190009829452</text:p>
          </table:table-cell>
          <table:table-cell office:value-type="float" office:value="12.6685005412885" calcext:value-type="float">
            <text:p>12.6685005412885</text:p>
          </table:table-cell>
          <table:table-cell office:value-type="float" office:value="5.8763794201769" calcext:value-type="float">
            <text:p>5.8763794201769</text:p>
          </table:table-cell>
          <table:table-cell office:value-type="float" office:value="13.1527981973878" calcext:value-type="float">
            <text:p>13.1527981973878</text:p>
          </table:table-cell>
          <table:table-cell table:formula="of:=[.P13]-[.O13]" office:value-type="float" office:value="2.94660044299396" calcext:value-type="float">
            <text:p>2.94660044299396</text:p>
          </table:table-cell>
          <table:table-cell table:formula="of:=[.Q13]-[.O13]" office:value-type="float" office:value="-3.84552067811763" calcext:value-type="float">
            <text:p>-3.84552067811763</text:p>
          </table:table-cell>
          <table:table-cell table:formula="of:=[.R13]-[.O13]" office:value-type="float" office:value="3.43089809909326" calcext:value-type="float">
            <text:p>3.43089809909326</text:p>
          </table:table-cell>
          <table:table-cell/>
          <table:table-cell office:value-type="float" office:value="12.0772687147283" calcext:value-type="float">
            <text:p>12.0772687147283</text:p>
          </table:table-cell>
          <table:table-cell office:value-type="float" office:value="11.322151357972" calcext:value-type="float">
            <text:p>11.322151357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e</text:p>
          </table:table-cell>
          <table:table-cell office:value-type="float" office:value="9.9138397095961" calcext:value-type="float">
            <text:p>9.9138397095961</text:p>
          </table:table-cell>
          <table:table-cell office:value-type="float" office:value="11.3431052680229" calcext:value-type="float">
            <text:p>11.3431052680229</text:p>
          </table:table-cell>
          <table:table-cell office:value-type="float" office:value="9.36254419229649" calcext:value-type="float">
            <text:p>9.36254419229649</text:p>
          </table:table-cell>
          <table:table-cell office:value-type="float" office:value="10.4504543061284" calcext:value-type="float">
            <text:p>10.4504543061284</text:p>
          </table:table-cell>
          <table:table-cell table:formula="of:=[.H14]-[.G14]" office:value-type="float" office:value="1.42926555842684" calcext:value-type="float">
            <text:p>1.42926555842684</text:p>
          </table:table-cell>
          <table:table-cell table:formula="of:=[.I14]-[.G14]" office:value-type="float" office:value="-0.551295517299605" calcext:value-type="float">
            <text:p>-0.551295517299605</text:p>
          </table:table-cell>
          <table:table-cell table:formula="of:=[.J14]-[.G14]" office:value-type="float" office:value="0.536614596532335" calcext:value-type="float">
            <text:p>0.536614596532335</text:p>
          </table:table-cell>
          <table:table-cell/>
          <table:table-cell office:value-type="float" office:value="1.94526597269746" calcext:value-type="float">
            <text:p>1.94526597269746</text:p>
          </table:table-cell>
          <table:table-cell office:value-type="float" office:value="2.38898787008412" calcext:value-type="float">
            <text:p>2.38898787008412</text:p>
          </table:table-cell>
          <table:table-cell office:value-type="float" office:value="0.905956226307051" calcext:value-type="float">
            <text:p>0.905956226307051</text:p>
          </table:table-cell>
          <table:table-cell office:value-type="float" office:value="2.59643990306622" calcext:value-type="float">
            <text:p>2.59643990306622</text:p>
          </table:table-cell>
          <table:table-cell table:formula="of:=[.P14]-[.O14]" office:value-type="float" office:value="0.443721897386661" calcext:value-type="float">
            <text:p>0.443721897386661</text:p>
          </table:table-cell>
          <table:table-cell table:formula="of:=[.Q14]-[.O14]" office:value-type="float" office:value="-1.03930974639041" calcext:value-type="float">
            <text:p>-1.03930974639041</text:p>
          </table:table-cell>
          <table:table-cell table:formula="of:=[.R14]-[.O14]" office:value-type="float" office:value="0.651173930368757" calcext:value-type="float">
            <text:p>0.651173930368757</text:p>
          </table:table-cell>
          <table:table-cell/>
          <table:table-cell office:value-type="float" office:value="2.01053211400659" calcext:value-type="float">
            <text:p>2.01053211400659</text:p>
          </table:table-cell>
          <table:table-cell office:value-type="float" office:value="1.98957813674736" calcext:value-type="float">
            <text:p>1.98957813674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e</text:p>
          </table:table-cell>
          <table:table-cell office:value-type="float" office:value="11.3297772164001" calcext:value-type="float">
            <text:p>11.3297772164001</text:p>
          </table:table-cell>
          <table:table-cell office:value-type="float" office:value="14.5285532341227" calcext:value-type="float">
            <text:p>14.5285532341227</text:p>
          </table:table-cell>
          <table:table-cell office:value-type="float" office:value="10.5517114595038" calcext:value-type="float">
            <text:p>10.5517114595038</text:p>
          </table:table-cell>
          <table:table-cell office:value-type="float" office:value="12.4049377294668" calcext:value-type="float">
            <text:p>12.4049377294668</text:p>
          </table:table-cell>
          <table:table-cell table:formula="of:=[.H15]-[.G15]" office:value-type="float" office:value="3.19877601772256" calcext:value-type="float">
            <text:p>3.19877601772256</text:p>
          </table:table-cell>
          <table:table-cell table:formula="of:=[.I15]-[.G15]" office:value-type="float" office:value="-0.778065756896316" calcext:value-type="float">
            <text:p>-0.778065756896316</text:p>
          </table:table-cell>
          <table:table-cell table:formula="of:=[.J15]-[.G15]" office:value-type="float" office:value="1.07516051306672" calcext:value-type="float">
            <text:p>1.07516051306672</text:p>
          </table:table-cell>
          <table:table-cell/>
          <table:table-cell office:value-type="float" office:value="7.75248574599357" calcext:value-type="float">
            <text:p>7.75248574599357</text:p>
          </table:table-cell>
          <table:table-cell office:value-type="float" office:value="10.1900236401539" calcext:value-type="float">
            <text:p>10.1900236401539</text:p>
          </table:table-cell>
          <table:table-cell office:value-type="float" office:value="4.27403016812947" calcext:value-type="float">
            <text:p>4.27403016812947</text:p>
          </table:table-cell>
          <table:table-cell office:value-type="float" office:value="8.6321900854276" calcext:value-type="float">
            <text:p>8.6321900854276</text:p>
          </table:table-cell>
          <table:table-cell table:formula="of:=[.P15]-[.O15]" office:value-type="float" office:value="2.43753789416028" calcext:value-type="float">
            <text:p>2.43753789416028</text:p>
          </table:table-cell>
          <table:table-cell table:formula="of:=[.Q15]-[.O15]" office:value-type="float" office:value="-3.47845557786411" calcext:value-type="float">
            <text:p>-3.47845557786411</text:p>
          </table:table-cell>
          <table:table-cell table:formula="of:=[.R15]-[.O15]" office:value-type="float" office:value="0.879704339434028" calcext:value-type="float">
            <text:p>0.879704339434028</text:p>
          </table:table-cell>
          <table:table-cell/>
          <table:table-cell office:value-type="float" office:value="9.68522806953564" calcext:value-type="float">
            <text:p>9.68522806953564</text:p>
          </table:table-cell>
          <table:table-cell office:value-type="float" office:value="7.85080836503286" calcext:value-type="float">
            <text:p>7.850808365032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e</text:p>
          </table:table-cell>
          <table:table-cell office:value-type="float" office:value="11.7900031902865" calcext:value-type="float">
            <text:p>11.7900031902865</text:p>
          </table:table-cell>
          <table:table-cell office:value-type="float" office:value="13.0659742982611" calcext:value-type="float">
            <text:p>13.0659742982611</text:p>
          </table:table-cell>
          <table:table-cell office:value-type="float" office:value="11.5699878594905" calcext:value-type="float">
            <text:p>11.5699878594905</text:p>
          </table:table-cell>
          <table:table-cell office:value-type="float" office:value="12.8395383273854" calcext:value-type="float">
            <text:p>12.8395383273854</text:p>
          </table:table-cell>
          <table:table-cell table:formula="of:=[.H16]-[.G16]" office:value-type="float" office:value="1.27597110797464" calcext:value-type="float">
            <text:p>1.27597110797464</text:p>
          </table:table-cell>
          <table:table-cell table:formula="of:=[.I16]-[.G16]" office:value-type="float" office:value="-0.220015330795977" calcext:value-type="float">
            <text:p>-0.220015330795977</text:p>
          </table:table-cell>
          <table:table-cell table:formula="of:=[.J16]-[.G16]" office:value-type="float" office:value="1.04953513709894" calcext:value-type="float">
            <text:p>1.04953513709894</text:p>
          </table:table-cell>
          <table:table-cell/>
          <table:table-cell office:value-type="float" office:value="1.28916063290329" calcext:value-type="float">
            <text:p>1.28916063290329</text:p>
          </table:table-cell>
          <table:table-cell office:value-type="float" office:value="1.69449873958545" calcext:value-type="float">
            <text:p>1.69449873958545</text:p>
          </table:table-cell>
          <table:table-cell office:value-type="float" office:value="0.710728354378598" calcext:value-type="float">
            <text:p>0.710728354378598</text:p>
          </table:table-cell>
          <table:table-cell office:value-type="float" office:value="1.43544664233951" calcext:value-type="float">
            <text:p>1.43544664233951</text:p>
          </table:table-cell>
          <table:table-cell table:formula="of:=[.P16]-[.O16]" office:value-type="float" office:value="0.405338106682155" calcext:value-type="float">
            <text:p>0.405338106682155</text:p>
          </table:table-cell>
          <table:table-cell table:formula="of:=[.Q16]-[.O16]" office:value-type="float" office:value="-0.578432278524695" calcext:value-type="float">
            <text:p>-0.578432278524695</text:p>
          </table:table-cell>
          <table:table-cell table:formula="of:=[.R16]-[.O16]" office:value-type="float" office:value="0.146286009436216" calcext:value-type="float">
            <text:p>0.146286009436216</text:p>
          </table:table-cell>
          <table:table-cell/>
          <table:table-cell office:value-type="float" office:value="1.6105562985895" calcext:value-type="float">
            <text:p>1.6105562985895</text:p>
          </table:table-cell>
          <table:table-cell office:value-type="float" office:value="1.30551069841033" calcext:value-type="float">
            <text:p>1.30551069841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e</text:p>
          </table:table-cell>
          <table:table-cell office:value-type="float" office:value="12.5407146914513" calcext:value-type="float">
            <text:p>12.5407146914513</text:p>
          </table:table-cell>
          <table:table-cell office:value-type="float" office:value="13.8840561995395" calcext:value-type="float">
            <text:p>13.8840561995395</text:p>
          </table:table-cell>
          <table:table-cell office:value-type="float" office:value="12.9138932383666" calcext:value-type="float">
            <text:p>12.9138932383666</text:p>
          </table:table-cell>
          <table:table-cell office:value-type="float" office:value="15.1443257275827" calcext:value-type="float">
            <text:p>15.1443257275827</text:p>
          </table:table-cell>
          <table:table-cell table:formula="of:=[.H17]-[.G17]" office:value-type="float" office:value="1.34334150808829" calcext:value-type="float">
            <text:p>1.34334150808829</text:p>
          </table:table-cell>
          <table:table-cell table:formula="of:=[.I17]-[.G17]" office:value-type="float" office:value="0.373178546915376" calcext:value-type="float">
            <text:p>0.373178546915376</text:p>
          </table:table-cell>
          <table:table-cell table:formula="of:=[.J17]-[.G17]" office:value-type="float" office:value="2.60361103613145" calcext:value-type="float">
            <text:p>2.60361103613145</text:p>
          </table:table-cell>
          <table:table-cell/>
          <table:table-cell office:value-type="float" office:value="11.6980354042774" calcext:value-type="float">
            <text:p>11.6980354042774</text:p>
          </table:table-cell>
          <table:table-cell office:value-type="float" office:value="14.3663977455384" calcext:value-type="float">
            <text:p>14.3663977455384</text:p>
          </table:table-cell>
          <table:table-cell office:value-type="float" office:value="5.44805088805904" calcext:value-type="float">
            <text:p>5.44805088805904</text:p>
          </table:table-cell>
          <table:table-cell office:value-type="float" office:value="15.6139295795265" calcext:value-type="float">
            <text:p>15.6139295795265</text:p>
          </table:table-cell>
          <table:table-cell table:formula="of:=[.P17]-[.O17]" office:value-type="float" office:value="2.66836234126097" calcext:value-type="float">
            <text:p>2.66836234126097</text:p>
          </table:table-cell>
          <table:table-cell table:formula="of:=[.Q17]-[.O17]" office:value-type="float" office:value="-6.24998451621837" calcext:value-type="float">
            <text:p>-6.24998451621837</text:p>
          </table:table-cell>
          <table:table-cell table:formula="of:=[.R17]-[.O17]" office:value-type="float" office:value="3.91589417524906" calcext:value-type="float">
            <text:p>3.91589417524906</text:p>
          </table:table-cell>
          <table:table-cell/>
          <table:table-cell office:value-type="float" office:value="12.0905193331851" calcext:value-type="float">
            <text:p>12.0905193331851</text:p>
          </table:table-cell>
          <table:table-cell office:value-type="float" office:value="11.9645106684168" calcext:value-type="float">
            <text:p>11.96451066841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e</text:p>
          </table:table-cell>
          <table:table-cell office:value-type="float" office:value="10.0665929537768" calcext:value-type="float">
            <text:p>10.0665929537768</text:p>
          </table:table-cell>
          <table:table-cell office:value-type="float" office:value="12.2533882971256" calcext:value-type="float">
            <text:p>12.2533882971256</text:p>
          </table:table-cell>
          <table:table-cell office:value-type="float" office:value="11.3414015371014" calcext:value-type="float">
            <text:p>11.3414015371014</text:p>
          </table:table-cell>
          <table:table-cell office:value-type="float" office:value="13.0462787604378" calcext:value-type="float">
            <text:p>13.0462787604378</text:p>
          </table:table-cell>
          <table:table-cell table:number-columns-repeated="4"/>
          <table:table-cell office:value-type="float" office:value="2.21684583146299" calcext:value-type="float">
            <text:p>2.21684583146299</text:p>
          </table:table-cell>
          <table:table-cell office:value-type="float" office:value="2.35813282017729" calcext:value-type="float">
            <text:p>2.35813282017729</text:p>
          </table:table-cell>
          <table:table-cell office:value-type="float" office:value="0.875435098863607" calcext:value-type="float">
            <text:p>0.875435098863607</text:p>
          </table:table-cell>
          <table:table-cell office:value-type="float" office:value="2.44264663298791" calcext:value-type="float">
            <text:p>2.44264663298791</text:p>
          </table:table-cell>
          <table:table-cell table:number-columns-repeated="4"/>
          <table:table-cell office:value-type="float" office:value="2.06786373885017" calcext:value-type="float">
            <text:p>2.06786373885017</text:p>
          </table:table-cell>
          <table:table-cell office:value-type="float" office:value="1.98992161036949" calcext:value-type="float">
            <text:p>1.989921610369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ae</text:p>
          </table:table-cell>
          <table:table-cell office:value-type="float" office:value="2.52358395618367" calcext:value-type="float">
            <text:p>2.52358395618367</text:p>
          </table:table-cell>
          <table:table-cell office:value-type="float" office:value="2.8884822875917" calcext:value-type="float">
            <text:p>2.8884822875917</text:p>
          </table:table-cell>
          <table:table-cell office:value-type="float" office:value="4.81200138913154" calcext:value-type="float">
            <text:p>4.81200138913154</text:p>
          </table:table-cell>
          <table:table-cell office:value-type="float" office:value="2.16055663868278" calcext:value-type="float">
            <text:p>2.16055663868278</text:p>
          </table:table-cell>
          <table:table-cell table:number-columns-repeated="4"/>
          <table:table-cell office:value-type="float" office:value="7.4761176468518" calcext:value-type="float">
            <text:p>7.4761176468518</text:p>
          </table:table-cell>
          <table:table-cell office:value-type="float" office:value="9.64334833290255" calcext:value-type="float">
            <text:p>9.64334833290255</text:p>
          </table:table-cell>
          <table:table-cell office:value-type="float" office:value="4.08032705784685" calcext:value-type="float">
            <text:p>4.08032705784685</text:p>
          </table:table-cell>
          <table:table-cell office:value-type="float" office:value="8.04801007842333" calcext:value-type="float">
            <text:p>8.04801007842333</text:p>
          </table:table-cell>
          <table:table-cell table:number-columns-repeated="4"/>
          <table:table-cell office:value-type="float" office:value="9.70053605175059" calcext:value-type="float">
            <text:p>9.70053605175059</text:p>
          </table:table-cell>
          <table:table-cell office:value-type="float" office:value="7.42703199397617" calcext:value-type="float">
            <text:p>7.42703199397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ae</text:p>
          </table:table-cell>
          <table:table-cell office:value-type="float" office:value="2.46348369527767" calcext:value-type="float">
            <text:p>2.46348369527767</text:p>
          </table:table-cell>
          <table:table-cell office:value-type="float" office:value="2.86968473522527" calcext:value-type="float">
            <text:p>2.86968473522527</text:p>
          </table:table-cell>
          <table:table-cell office:value-type="float" office:value="1.08048891604615" calcext:value-type="float">
            <text:p>1.08048891604615</text:p>
          </table:table-cell>
          <table:table-cell office:value-type="float" office:value="2.05111559279466" calcext:value-type="float">
            <text:p>2.05111559279466</text:p>
          </table:table-cell>
          <table:table-cell table:number-columns-repeated="4"/>
          <table:table-cell office:value-type="float" office:value="1.22369596367041" calcext:value-type="float">
            <text:p>1.22369596367041</text:p>
          </table:table-cell>
          <table:table-cell office:value-type="float" office:value="1.57842973969381" calcext:value-type="float">
            <text:p>1.57842973969381</text:p>
          </table:table-cell>
          <table:table-cell office:value-type="float" office:value="0.667870676599763" calcext:value-type="float">
            <text:p>0.667870676599763</text:p>
          </table:table-cell>
          <table:table-cell office:value-type="float" office:value="1.31730370143286" calcext:value-type="float">
            <text:p>1.31730370143286</text:p>
          </table:table-cell>
          <table:table-cell table:number-columns-repeated="4"/>
          <table:table-cell office:value-type="float" office:value="1.58779026397012" calcext:value-type="float">
            <text:p>1.58779026397012</text:p>
          </table:table-cell>
          <table:table-cell office:value-type="float" office:value="1.21566159100061" calcext:value-type="float">
            <text:p>1.215661591000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ae</text:p>
          </table:table-cell>
          <table:table-cell office:value-type="float" office:value="1.42501432910761" calcext:value-type="float">
            <text:p>1.42501432910761</text:p>
          </table:table-cell>
          <table:table-cell office:value-type="float" office:value="1.51817363458499" calcext:value-type="float">
            <text:p>1.51817363458499</text:p>
          </table:table-cell>
          <table:table-cell office:value-type="float" office:value="0.502690462032701" calcext:value-type="float">
            <text:p>0.502690462032701</text:p>
          </table:table-cell>
          <table:table-cell office:value-type="float" office:value="1.12446443941452" calcext:value-type="float">
            <text:p>1.12446443941452</text:p>
          </table:table-cell>
          <table:table-cell table:number-columns-repeated="4"/>
          <table:table-cell office:value-type="float" office:value="13.5437238766722" calcext:value-type="float">
            <text:p>13.5437238766722</text:p>
          </table:table-cell>
          <table:table-cell office:value-type="float" office:value="14.4069106329881" calcext:value-type="float">
            <text:p>14.4069106329881</text:p>
          </table:table-cell>
          <table:table-cell office:value-type="float" office:value="5.34843293235742" calcext:value-type="float">
            <text:p>5.34843293235742</text:p>
          </table:table-cell>
          <table:table-cell office:value-type="float" office:value="14.9232441227718" calcext:value-type="float">
            <text:p>14.9232441227718</text:p>
          </table:table-cell>
          <table:table-cell table:number-columns-repeated="4"/>
          <table:table-cell office:value-type="float" office:value="12.633524215388" calcext:value-type="float">
            <text:p>12.633524215388</text:p>
          </table:table-cell>
          <table:table-cell office:value-type="float" office:value="12.1573401472312" calcext:value-type="float">
            <text:p>12.15734014723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ae</text:p>
          </table:table-cell>
          <table:table-cell office:value-type="float" office:value="1.61761617680485" calcext:value-type="float">
            <text:p>1.61761617680485</text:p>
          </table:table-cell>
          <table:table-cell office:value-type="float" office:value="1.85939869584752" calcext:value-type="float">
            <text:p>1.85939869584752</text:p>
          </table:table-cell>
          <table:table-cell office:value-type="float" office:value="0.932110431731402" calcext:value-type="float">
            <text:p>0.932110431731402</text:p>
          </table:table-cell>
          <table:table-cell office:value-type="float" office:value="1.55891209468076" calcext:value-type="float">
            <text:p>1.55891209468076</text:p>
          </table:table-cell>
          <table:table-cell table:number-columns-repeated="4"/>
          <table:table-cell office:value-type="float" office:value="2.1473881472895" calcext:value-type="float">
            <text:p>2.1473881472895</text:p>
          </table:table-cell>
          <table:table-cell office:value-type="float" office:value="2.66070042485053" calcext:value-type="float">
            <text:p>2.66070042485053</text:p>
          </table:table-cell>
          <table:table-cell office:value-type="float" office:value="0.858446542174274" calcext:value-type="float">
            <text:p>0.858446542174274</text:p>
          </table:table-cell>
          <table:table-cell office:value-type="float" office:value="2.6258478104659" calcext:value-type="float">
            <text:p>2.6258478104659</text:p>
          </table:table-cell>
          <table:table-cell table:number-columns-repeated="4"/>
          <table:table-cell office:value-type="float" office:value="1.99915824033772" calcext:value-type="float">
            <text:p>1.99915824033772</text:p>
          </table:table-cell>
          <table:table-cell office:value-type="float" office:value="2.30928596294929" calcext:value-type="float">
            <text:p>2.309285962949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ae</text:p>
          </table:table-cell>
          <table:table-cell office:value-type="float" office:value="1.63231049036432" calcext:value-type="float">
            <text:p>1.63231049036432</text:p>
          </table:table-cell>
          <table:table-cell office:value-type="float" office:value="1.73422622488982" calcext:value-type="float">
            <text:p>1.73422622488982</text:p>
          </table:table-cell>
          <table:table-cell office:value-type="float" office:value="0.851136859776153" calcext:value-type="float">
            <text:p>0.851136859776153</text:p>
          </table:table-cell>
          <table:table-cell office:value-type="float" office:value="1.41449937476631" calcext:value-type="float">
            <text:p>1.41449937476631</text:p>
          </table:table-cell>
          <table:table-cell table:number-columns-repeated="4"/>
          <table:table-cell office:value-type="float" office:value="7.86161685255672" calcext:value-type="float">
            <text:p>7.86161685255672</text:p>
          </table:table-cell>
          <table:table-cell office:value-type="float" office:value="10.5306740569783" calcext:value-type="float">
            <text:p>10.5306740569783</text:p>
          </table:table-cell>
          <table:table-cell office:value-type="float" office:value="4.10918033451266" calcext:value-type="float">
            <text:p>4.10918033451266</text:p>
          </table:table-cell>
          <table:table-cell office:value-type="float" office:value="8.48068506991323" calcext:value-type="float">
            <text:p>8.48068506991323</text:p>
          </table:table-cell>
          <table:table-cell table:number-columns-repeated="4"/>
          <table:table-cell office:value-type="float" office:value="9.30018089789408" calcext:value-type="float">
            <text:p>9.30018089789408</text:p>
          </table:table-cell>
          <table:table-cell office:value-type="float" office:value="8.39963478533665" calcext:value-type="float">
            <text:p>8.399634785336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ae</text:p>
          </table:table-cell>
          <table:table-cell office:value-type="float" office:value="1.53587309759202" calcext:value-type="float">
            <text:p>1.53587309759202</text:p>
          </table:table-cell>
          <table:table-cell office:value-type="float" office:value="1.71531330810357" calcext:value-type="float">
            <text:p>1.71531330810357</text:p>
          </table:table-cell>
          <table:table-cell office:value-type="float" office:value="1.03808515129911" calcext:value-type="float">
            <text:p>1.03808515129911</text:p>
          </table:table-cell>
          <table:table-cell office:value-type="float" office:value="1.36337317548241" calcext:value-type="float">
            <text:p>1.36337317548241</text:p>
          </table:table-cell>
          <table:table-cell table:number-columns-repeated="4"/>
          <table:table-cell office:value-type="float" office:value="1.30328151190687" calcext:value-type="float">
            <text:p>1.30328151190687</text:p>
          </table:table-cell>
          <table:table-cell office:value-type="float" office:value="1.74575193166704" calcext:value-type="float">
            <text:p>1.74575193166704</text:p>
          </table:table-cell>
          <table:table-cell office:value-type="float" office:value="0.681210857702885" calcext:value-type="float">
            <text:p>0.681210857702885</text:p>
          </table:table-cell>
          <table:table-cell office:value-type="float" office:value="1.40590927632501" calcext:value-type="float">
            <text:p>1.40590927632501</text:p>
          </table:table-cell>
          <table:table-cell table:number-columns-repeated="4"/>
          <table:table-cell office:value-type="float" office:value="1.5417634882159" calcext:value-type="float">
            <text:p>1.5417634882159</text:p>
          </table:table-cell>
          <table:table-cell office:value-type="float" office:value="1.39247293881269" calcext:value-type="float">
            <text:p>1.392472938812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ae</text:p>
          </table:table-cell>
          <table:table-cell office:value-type="float" office:value="1.48384840875901" calcext:value-type="float">
            <text:p>1.48384840875901</text:p>
          </table:table-cell>
          <table:table-cell office:value-type="float" office:value="1.651854197056" calcext:value-type="float">
            <text:p>1.651854197056</text:p>
          </table:table-cell>
          <table:table-cell office:value-type="float" office:value="1.13901273470503" calcext:value-type="float">
            <text:p>1.13901273470503</text:p>
          </table:table-cell>
          <table:table-cell office:value-type="float" office:value="1.40914354528206" calcext:value-type="float">
            <text:p>1.40914354528206</text:p>
          </table:table-cell>
          <table:table-cell table:number-columns-repeated="4"/>
          <table:table-cell office:value-type="float" office:value="12.9534123621621" calcext:value-type="float">
            <text:p>12.9534123621621</text:p>
          </table:table-cell>
          <table:table-cell office:value-type="float" office:value="16.0497997619907" calcext:value-type="float">
            <text:p>16.0497997619907</text:p>
          </table:table-cell>
          <table:table-cell office:value-type="float" office:value="5.17829627852389" calcext:value-type="float">
            <text:p>5.17829627852389</text:p>
          </table:table-cell>
          <table:table-cell office:value-type="float" office:value="15.8395628345897" calcext:value-type="float">
            <text:p>15.8395628345897</text:p>
          </table:table-cell>
          <table:table-cell table:number-columns-repeated="4"/>
          <table:table-cell office:value-type="float" office:value="12.0592642261696" calcext:value-type="float">
            <text:p>12.0592642261696</text:p>
          </table:table-cell>
          <table:table-cell office:value-type="float" office:value="13.9300076597666" calcext:value-type="float">
            <text:p>13.93000765976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ae</text:p>
          </table:table-cell>
          <table:table-cell office:value-type="float" office:value="1.68707265410091" calcext:value-type="float">
            <text:p>1.68707265410091</text:p>
          </table:table-cell>
          <table:table-cell office:value-type="float" office:value="1.92030392541086" calcext:value-type="float">
            <text:p>1.92030392541086</text:p>
          </table:table-cell>
          <table:table-cell office:value-type="float" office:value="1.29333898437286" calcext:value-type="float">
            <text:p>1.29333898437286</text:p>
          </table:table-cell>
          <table:table-cell office:value-type="float" office:value="1.63374430592486" calcext:value-type="float">
            <text:p>1.63374430592486</text:p>
          </table:table-cell>
          <table:table-cell table:number-columns-repeated="4"/>
          <table:table-cell office:value-type="float" office:value="2.06754650440269" calcext:value-type="float">
            <text:p>2.06754650440269</text:p>
          </table:table-cell>
          <table:table-cell office:value-type="float" office:value="2.69369918975545" calcext:value-type="float">
            <text:p>2.69369918975545</text:p>
          </table:table-cell>
          <table:table-cell office:value-type="float" office:value="1.51899426223789" calcext:value-type="float">
            <text:p>1.51899426223789</text:p>
          </table:table-cell>
          <table:table-cell office:value-type="float" office:value="2.68193058507419" calcext:value-type="float">
            <text:p>2.68193058507419</text:p>
          </table:table-cell>
          <table:table-cell table:number-columns-repeated="4"/>
          <table:table-cell office:value-type="float" office:value="1.9505488612008" calcext:value-type="float">
            <text:p>1.9505488612008</text:p>
          </table:table-cell>
          <table:table-cell office:value-type="float" office:value="2.42859558007821" calcext:value-type="float">
            <text:p>2.428595580078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ae</text:p>
          </table:table-cell>
          <table:table-cell office:value-type="float" office:value="1.93990394935873" calcext:value-type="float">
            <text:p>1.93990394935873</text:p>
          </table:table-cell>
          <table:table-cell office:value-type="float" office:value="2.1155888229726" calcext:value-type="float">
            <text:p>2.1155888229726</text:p>
          </table:table-cell>
          <table:table-cell office:value-type="float" office:value="1.6497067407639" calcext:value-type="float">
            <text:p>1.6497067407639</text:p>
          </table:table-cell>
          <table:table-cell office:value-type="float" office:value="1.95613051001551" calcext:value-type="float">
            <text:p>1.95613051001551</text:p>
          </table:table-cell>
          <table:table-cell table:number-columns-repeated="4"/>
          <table:table-cell office:value-type="float" office:value="7.97697100954121" calcext:value-type="float">
            <text:p>7.97697100954121</text:p>
          </table:table-cell>
          <table:table-cell office:value-type="float" office:value="10.6129313810637" calcext:value-type="float">
            <text:p>10.6129313810637</text:p>
          </table:table-cell>
          <table:table-cell office:value-type="float" office:value="6.07804295631648" calcext:value-type="float">
            <text:p>6.07804295631648</text:p>
          </table:table-cell>
          <table:table-cell office:value-type="float" office:value="8.62670328145949" calcext:value-type="float">
            <text:p>8.62670328145949</text:p>
          </table:table-cell>
          <table:table-cell table:number-columns-repeated="4"/>
          <table:table-cell office:value-type="float" office:value="9.25324625340773" calcext:value-type="float">
            <text:p>9.25324625340773</text:p>
          </table:table-cell>
          <table:table-cell office:value-type="float" office:value="9.09388546172287" calcext:value-type="float">
            <text:p>9.093885461722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mae</text:p>
          </table:table-cell>
          <table:table-cell office:value-type="float" office:value="1.98086481581143" calcext:value-type="float">
            <text:p>1.98086481581143</text:p>
          </table:table-cell>
          <table:table-cell office:value-type="float" office:value="2.1632209025265" calcext:value-type="float">
            <text:p>2.1632209025265</text:p>
          </table:table-cell>
          <table:table-cell office:value-type="float" office:value="1.77353314368205" calcext:value-type="float">
            <text:p>1.77353314368205</text:p>
          </table:table-cell>
          <table:table-cell office:value-type="float" office:value="2.10626686994838" calcext:value-type="float">
            <text:p>2.10626686994838</text:p>
          </table:table-cell>
          <table:table-cell table:number-columns-repeated="4"/>
          <table:table-cell office:value-type="float" office:value="1.29880716919895" calcext:value-type="float">
            <text:p>1.29880716919895</text:p>
          </table:table-cell>
          <table:table-cell office:value-type="float" office:value="1.72799316274999" calcext:value-type="float">
            <text:p>1.72799316274999</text:p>
          </table:table-cell>
          <table:table-cell office:value-type="float" office:value="0.989624477376292" calcext:value-type="float">
            <text:p>0.989624477376292</text:p>
          </table:table-cell>
          <table:table-cell office:value-type="float" office:value="1.40459631295014" calcext:value-type="float">
            <text:p>1.40459631295014</text:p>
          </table:table-cell>
          <table:table-cell table:number-columns-repeated="4"/>
          <table:table-cell office:value-type="float" office:value="1.50660978432972" calcext:value-type="float">
            <text:p>1.50660978432972</text:p>
          </table:table-cell>
          <table:table-cell office:value-type="float" office:value="1.48066272516629" calcext:value-type="float">
            <text:p>1.480662725166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ae</text:p>
          </table:table-cell>
          <table:table-cell office:value-type="float" office:value="2.05765244758678" calcext:value-type="float">
            <text:p>2.05765244758678</text:p>
          </table:table-cell>
          <table:table-cell office:value-type="float" office:value="2.33754317183301" calcext:value-type="float">
            <text:p>2.33754317183301</text:p>
          </table:table-cell>
          <table:table-cell office:value-type="float" office:value="1.78119710972912" calcext:value-type="float">
            <text:p>1.78119710972912</text:p>
          </table:table-cell>
          <table:table-cell office:value-type="float" office:value="2.12073260097472" calcext:value-type="float">
            <text:p>2.12073260097472</text:p>
          </table:table-cell>
          <table:table-cell table:number-columns-repeated="4"/>
          <table:table-cell office:value-type="float" office:value="12.6983888891455" calcext:value-type="float">
            <text:p>12.6983888891455</text:p>
          </table:table-cell>
          <table:table-cell office:value-type="float" office:value="16.5440727882311" calcext:value-type="float">
            <text:p>16.5440727882311</text:p>
          </table:table-cell>
          <table:table-cell office:value-type="float" office:value="9.32930883112101" calcext:value-type="float">
            <text:p>9.32930883112101</text:p>
          </table:table-cell>
          <table:table-cell office:value-type="float" office:value="16.4717927603783" calcext:value-type="float">
            <text:p>16.4717927603783</text:p>
          </table:table-cell>
          <table:table-cell table:number-columns-repeated="4"/>
          <table:table-cell office:value-type="float" office:value="11.9798166251953" calcext:value-type="float">
            <text:p>11.9798166251953</text:p>
          </table:table-cell>
          <table:table-cell office:value-type="float" office:value="14.9158681870628" calcext:value-type="float">
            <text:p>14.91586818706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ae</text:p>
          </table:table-cell>
          <table:table-cell office:value-type="float" office:value="2.03708062754305" calcext:value-type="float">
            <text:p>2.03708062754305</text:p>
          </table:table-cell>
          <table:table-cell office:value-type="float" office:value="2.31599219057336" calcext:value-type="float">
            <text:p>2.31599219057336</text:p>
          </table:table-cell>
          <table:table-cell office:value-type="float" office:value="1.86474749228669" calcext:value-type="float">
            <text:p>1.86474749228669</text:p>
          </table:table-cell>
          <table:table-cell office:value-type="float" office:value="2.18598334029924" calcext:value-type="float">
            <text:p>2.18598334029924</text:p>
          </table:table-cell>
          <table:table-cell table:number-columns-repeated="4"/>
          <table:table-cell office:value-type="float" office:value="2.35145188211378" calcext:value-type="float">
            <text:p>2.35145188211378</text:p>
          </table:table-cell>
          <table:table-cell office:value-type="float" office:value="2.82532481555293" calcext:value-type="float">
            <text:p>2.82532481555293</text:p>
          </table:table-cell>
          <table:table-cell office:value-type="float" office:value="0.847903580569921" calcext:value-type="float">
            <text:p>0.847903580569921</text:p>
          </table:table-cell>
          <table:table-cell office:value-type="float" office:value="2.94685726228233" calcext:value-type="float">
            <text:p>2.94685726228233</text:p>
          </table:table-cell>
          <table:table-cell table:number-columns-repeated="4"/>
          <table:table-cell office:value-type="float" office:value="2.16735387291323" calcext:value-type="float">
            <text:p>2.16735387291323</text:p>
          </table:table-cell>
          <table:table-cell office:value-type="float" office:value="2.28281607237292" calcext:value-type="float">
            <text:p>2.282816072372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mae</text:p>
          </table:table-cell>
          <table:table-cell office:value-type="float" office:value="1.89732138673676" calcext:value-type="float">
            <text:p>1.89732138673676</text:p>
          </table:table-cell>
          <table:table-cell office:value-type="float" office:value="2.1708557781295" calcext:value-type="float">
            <text:p>2.1708557781295</text:p>
          </table:table-cell>
          <table:table-cell office:value-type="float" office:value="1.79181385322559" calcext:value-type="float">
            <text:p>1.79181385322559</text:p>
          </table:table-cell>
          <table:table-cell office:value-type="float" office:value="2.00001926972255" calcext:value-type="float">
            <text:p>2.00001926972255</text:p>
          </table:table-cell>
          <table:table-cell table:number-columns-repeated="4"/>
          <table:table-cell office:value-type="float" office:value="8.77172084432325" calcext:value-type="float">
            <text:p>8.77172084432325</text:p>
          </table:table-cell>
          <table:table-cell office:value-type="float" office:value="11.0070029122476" calcext:value-type="float">
            <text:p>11.0070029122476</text:p>
          </table:table-cell>
          <table:table-cell office:value-type="float" office:value="3.95697591812228" calcext:value-type="float">
            <text:p>3.95697591812228</text:p>
          </table:table-cell>
          <table:table-cell office:value-type="float" office:value="8.79222177107393" calcext:value-type="float">
            <text:p>8.79222177107393</text:p>
          </table:table-cell>
          <table:table-cell table:number-columns-repeated="4"/>
          <table:table-cell office:value-type="float" office:value="9.89685353632032" calcext:value-type="float">
            <text:p>9.89685353632032</text:p>
          </table:table-cell>
          <table:table-cell office:value-type="float" office:value="8.61726531988898" calcext:value-type="float">
            <text:p>8.617265319888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mae</text:p>
          </table:table-cell>
          <table:table-cell office:value-type="float" office:value="1.96312589424238" calcext:value-type="float">
            <text:p>1.96312589424238</text:p>
          </table:table-cell>
          <table:table-cell office:value-type="float" office:value="2.51738216162801" calcext:value-type="float">
            <text:p>2.51738216162801</text:p>
          </table:table-cell>
          <table:table-cell office:value-type="float" office:value="1.82830938323672" calcext:value-type="float">
            <text:p>1.82830938323672</text:p>
          </table:table-cell>
          <table:table-cell office:value-type="float" office:value="2.14942041736971" calcext:value-type="float">
            <text:p>2.14942041736971</text:p>
          </table:table-cell>
          <table:table-cell table:number-columns-repeated="4"/>
          <table:table-cell office:value-type="float" office:value="1.48772959461709" calcext:value-type="float">
            <text:p>1.48772959461709</text:p>
          </table:table-cell>
          <table:table-cell office:value-type="float" office:value="1.86684508903232" calcext:value-type="float">
            <text:p>1.86684508903232</text:p>
          </table:table-cell>
          <table:table-cell office:value-type="float" office:value="0.671123749040356" calcext:value-type="float">
            <text:p>0.671123749040356</text:p>
          </table:table-cell>
          <table:table-cell office:value-type="float" office:value="1.49120665869441" calcext:value-type="float">
            <text:p>1.49120665869441</text:p>
          </table:table-cell>
          <table:table-cell table:number-columns-repeated="4"/>
          <table:table-cell office:value-type="float" office:value="1.67855796609206" calcext:value-type="float">
            <text:p>1.67855796609206</text:p>
          </table:table-cell>
          <table:table-cell office:value-type="float" office:value="1.46153313227736" calcext:value-type="float">
            <text:p>1.4615331322773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mae</text:p>
          </table:table-cell>
          <table:table-cell office:value-type="float" office:value="2.27748924317593" calcext:value-type="float">
            <text:p>2.27748924317593</text:p>
          </table:table-cell>
          <table:table-cell office:value-type="float" office:value="2.52397013263063" calcext:value-type="float">
            <text:p>2.52397013263063</text:p>
          </table:table-cell>
          <table:table-cell office:value-type="float" office:value="2.23498861436911" calcext:value-type="float">
            <text:p>2.23498861436911</text:p>
          </table:table-cell>
          <table:table-cell office:value-type="float" office:value="2.48022922097741" calcext:value-type="float">
            <text:p>2.48022922097741</text:p>
          </table:table-cell>
          <table:table-cell table:number-columns-repeated="4"/>
          <table:table-cell office:value-type="float" office:value="13.8642664388681" calcext:value-type="float">
            <text:p>13.8642664388681</text:p>
          </table:table-cell>
          <table:table-cell office:value-type="float" office:value="16.658242644523" calcext:value-type="float">
            <text:p>16.658242644523</text:p>
          </table:table-cell>
          <table:table-cell office:value-type="float" office:value="4.99927778446577" calcext:value-type="float">
            <text:p>4.99927778446577</text:p>
          </table:table-cell>
          <table:table-cell office:value-type="float" office:value="17.3748034362791" calcext:value-type="float">
            <text:p>17.3748034362791</text:p>
          </table:table-cell>
          <table:table-cell table:number-columns-repeated="4"/>
          <table:table-cell office:value-type="float" office:value="12.778816266642" calcext:value-type="float">
            <text:p>12.778816266642</text:p>
          </table:table-cell>
          <table:table-cell office:value-type="float" office:value="13.4595866064918" calcext:value-type="float">
            <text:p>13.45958660649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ae</text:p>
          </table:table-cell>
          <table:table-cell office:value-type="float" office:value="2.69539886781736" calcext:value-type="float">
            <text:p>2.69539886781736</text:p>
          </table:table-cell>
          <table:table-cell office:value-type="float" office:value="2.98412572821404" calcext:value-type="float">
            <text:p>2.98412572821404</text:p>
          </table:table-cell>
          <table:table-cell office:value-type="float" office:value="2.77560681908629" calcext:value-type="float">
            <text:p>2.77560681908629</text:p>
          </table:table-cell>
          <table:table-cell office:value-type="float" office:value="3.25499777519139" calcext:value-type="float">
            <text:p>3.25499777519139</text:p>
          </table:table-cell>
          <table:table-cell table:number-columns-repeated="4"/>
          <table:table-cell office:value-type="float" office:value="2.86621170132455" calcext:value-type="float">
            <text:p>2.86621170132455</text:p>
          </table:table-cell>
          <table:table-cell office:value-type="float" office:value="3.55089744702849" calcext:value-type="float">
            <text:p>3.55089744702849</text:p>
          </table:table-cell>
          <table:table-cell office:value-type="float" office:value="1.00148861905205" calcext:value-type="float">
            <text:p>1.00148861905205</text:p>
          </table:table-cell>
          <table:table-cell office:value-type="float" office:value="3.52370239266919" calcext:value-type="float">
            <text:p>3.52370239266919</text:p>
          </table:table-cell>
          <table:table-cell table:number-columns-repeated="4"/>
          <table:table-cell office:value-type="float" office:value="2.51692822762676" calcext:value-type="float">
            <text:p>2.51692822762676</text:p>
          </table:table-cell>
          <table:table-cell office:value-type="float" office:value="2.82958394745361" calcext:value-type="float">
            <text:p>2.82958394745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mae</text:p>
          </table:table-cell>
          <table:table-cell office:value-type="float" office:value="2.1711138377976" calcext:value-type="float">
            <text:p>2.1711138377976</text:p>
          </table:table-cell>
          <table:table-cell office:value-type="float" office:value="2.64275122814174" calcext:value-type="float">
            <text:p>2.64275122814174</text:p>
          </table:table-cell>
          <table:table-cell office:value-type="float" office:value="2.44605835661425" calcext:value-type="float">
            <text:p>2.44605835661425</text:p>
          </table:table-cell>
          <table:table-cell office:value-type="float" office:value="2.81375798928322" calcext:value-type="float">
            <text:p>2.81375798928322</text:p>
          </table:table-cell>
          <table:table-cell table:number-columns-repeated="4"/>
          <table:table-cell office:value-type="float" office:value="9.78499072251883" calcext:value-type="float">
            <text:p>9.78499072251883</text:p>
          </table:table-cell>
          <table:table-cell office:value-type="float" office:value="12.5338757448287" calcext:value-type="float">
            <text:p>12.5338757448287</text:p>
          </table:table-cell>
          <table:table-cell office:value-type="float" office:value="4.27164493795108" calcext:value-type="float">
            <text:p>4.27164493795108</text:p>
          </table:table-cell>
          <table:table-cell office:value-type="float" office:value="9.7483653986992" calcext:value-type="float">
            <text:p>9.7483653986992</text:p>
          </table:table-cell>
          <table:table-cell table:number-columns-repeated="4"/>
          <table:table-cell office:value-type="float" office:value="10.4002298413701" calcext:value-type="float">
            <text:p>10.4002298413701</text:p>
          </table:table-cell>
          <table:table-cell office:value-type="float" office:value="9.53440552757617" calcext:value-type="float">
            <text:p>9.534405527576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se</text:p>
          </table:table-cell>
          <table:table-cell office:value-type="float" office:value="3.03263221136995" calcext:value-type="float">
            <text:p>3.03263221136995</text:p>
          </table:table-cell>
          <table:table-cell office:value-type="float" office:value="3.46052172443478" calcext:value-type="float">
            <text:p>3.46052172443478</text:p>
          </table:table-cell>
          <table:table-cell office:value-type="float" office:value="6.65628252588734" calcext:value-type="float">
            <text:p>6.65628252588734</text:p>
          </table:table-cell>
          <table:table-cell office:value-type="float" office:value="2.74453383712353" calcext:value-type="float">
            <text:p>2.74453383712353</text:p>
          </table:table-cell>
          <table:table-cell table:number-columns-repeated="4"/>
          <table:table-cell office:value-type="float" office:value="1.84698475535091" calcext:value-type="float">
            <text:p>1.84698475535091</text:p>
          </table:table-cell>
          <table:table-cell office:value-type="float" office:value="2.36585583805254" calcext:value-type="float">
            <text:p>2.36585583805254</text:p>
          </table:table-cell>
          <table:table-cell office:value-type="float" office:value="0.806302561177757" calcext:value-type="float">
            <text:p>0.806302561177757</text:p>
          </table:table-cell>
          <table:table-cell office:value-type="float" office:value="1.84007147186675" calcext:value-type="float">
            <text:p>1.84007147186675</text:p>
          </table:table-cell>
          <table:table-cell table:number-columns-repeated="4"/>
          <table:table-cell office:value-type="float" office:value="1.96311539927668" calcext:value-type="float">
            <text:p>1.96311539927668</text:p>
          </table:table-cell>
          <table:table-cell office:value-type="float" office:value="1.79968506462043" calcext:value-type="float">
            <text:p>1.799685064620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se</text:p>
          </table:table-cell>
          <table:table-cell office:value-type="float" office:value="2.9664962512627" calcext:value-type="float">
            <text:p>2.9664962512627</text:p>
          </table:table-cell>
          <table:table-cell office:value-type="float" office:value="3.45710901627812" calcext:value-type="float">
            <text:p>3.45710901627812</text:p>
          </table:table-cell>
          <table:table-cell office:value-type="float" office:value="1.2911064116776" calcext:value-type="float">
            <text:p>1.2911064116776</text:p>
          </table:table-cell>
          <table:table-cell office:value-type="float" office:value="2.67981790115701" calcext:value-type="float">
            <text:p>2.67981790115701</text:p>
          </table:table-cell>
          <table:table-cell table:number-columns-repeated="4"/>
          <table:table-cell office:value-type="float" office:value="15.1846704879311" calcext:value-type="float">
            <text:p>15.1846704879311</text:p>
          </table:table-cell>
          <table:table-cell office:value-type="float" office:value="18.8120115637816" calcext:value-type="float">
            <text:p>18.8120115637816</text:p>
          </table:table-cell>
          <table:table-cell office:value-type="float" office:value="5.30570532200773" calcext:value-type="float">
            <text:p>5.30570532200773</text:p>
          </table:table-cell>
          <table:table-cell office:value-type="float" office:value="18.66793709114" calcext:value-type="float">
            <text:p>18.66793709114</text:p>
          </table:table-cell>
          <table:table-cell table:number-columns-repeated="4"/>
          <table:table-cell office:value-type="float" office:value="13.3342299037517" calcext:value-type="float">
            <text:p>13.3342299037517</text:p>
          </table:table-cell>
          <table:table-cell office:value-type="float" office:value="14.9906232816531" calcext:value-type="float">
            <text:p>14.99062328165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se</text:p>
          </table:table-cell>
          <table:table-cell office:value-type="float" office:value="1.89586281237679" calcext:value-type="float">
            <text:p>1.89586281237679</text:p>
          </table:table-cell>
          <table:table-cell office:value-type="float" office:value="1.9423591855817" calcext:value-type="float">
            <text:p>1.9423591855817</text:p>
          </table:table-cell>
          <table:table-cell office:value-type="float" office:value="0.690101561991313" calcext:value-type="float">
            <text:p>0.690101561991313</text:p>
          </table:table-cell>
          <table:table-cell office:value-type="float" office:value="1.58653016312835" calcext:value-type="float">
            <text:p>1.58653016312835</text:p>
          </table:table-cell>
          <table:table-cell table:number-columns-repeated="4"/>
          <table:table-cell office:value-type="float" office:value="2.97113316583659" calcext:value-type="float">
            <text:p>2.97113316583659</text:p>
          </table:table-cell>
          <table:table-cell office:value-type="float" office:value="3.7950129236987" calcext:value-type="float">
            <text:p>3.7950129236987</text:p>
          </table:table-cell>
          <table:table-cell office:value-type="float" office:value="0.99939113753828" calcext:value-type="float">
            <text:p>0.99939113753828</text:p>
          </table:table-cell>
          <table:table-cell office:value-type="float" office:value="3.91218559923391" calcext:value-type="float">
            <text:p>3.91218559923391</text:p>
          </table:table-cell>
          <table:table-cell table:number-columns-repeated="4"/>
          <table:table-cell office:value-type="float" office:value="2.47228969013142" calcext:value-type="float">
            <text:p>2.47228969013142</text:p>
          </table:table-cell>
          <table:table-cell office:value-type="float" office:value="2.95880558720924" calcext:value-type="float">
            <text:p>2.95880558720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se</text:p>
          </table:table-cell>
          <table:table-cell office:value-type="float" office:value="2.04138666089363" calcext:value-type="float">
            <text:p>2.04138666089363</text:p>
          </table:table-cell>
          <table:table-cell office:value-type="float" office:value="2.28954995208657" calcext:value-type="float">
            <text:p>2.28954995208657</text:p>
          </table:table-cell>
          <table:table-cell office:value-type="float" office:value="1.31082902732957" calcext:value-type="float">
            <text:p>1.31082902732957</text:p>
          </table:table-cell>
          <table:table-cell office:value-type="float" office:value="2.4182347897598" calcext:value-type="float">
            <text:p>2.4182347897598</text:p>
          </table:table-cell>
          <table:table-cell table:number-columns-repeated="4"/>
          <table:table-cell office:value-type="float" office:value="9.99432168507862" calcext:value-type="float">
            <text:p>9.99432168507862</text:p>
          </table:table-cell>
          <table:table-cell office:value-type="float" office:value="12.76635053071" calcext:value-type="float">
            <text:p>12.76635053071</text:p>
          </table:table-cell>
          <table:table-cell office:value-type="float" office:value="4.03527396074732" calcext:value-type="float">
            <text:p>4.03527396074732</text:p>
          </table:table-cell>
          <table:table-cell office:value-type="float" office:value="10.0693161541109" calcext:value-type="float">
            <text:p>10.0693161541109</text:p>
          </table:table-cell>
          <table:table-cell table:number-columns-repeated="4"/>
          <table:table-cell office:value-type="float" office:value="9.94307626496521" calcext:value-type="float">
            <text:p>9.94307626496521</text:p>
          </table:table-cell>
          <table:table-cell office:value-type="float" office:value="9.75399347327685" calcext:value-type="float">
            <text:p>9.753993473276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se</text:p>
          </table:table-cell>
          <table:table-cell office:value-type="float" office:value="2.1593093463343" calcext:value-type="float">
            <text:p>2.1593093463343</text:p>
          </table:table-cell>
          <table:table-cell office:value-type="float" office:value="2.47379770413115" calcext:value-type="float">
            <text:p>2.47379770413115</text:p>
          </table:table-cell>
          <table:table-cell office:value-type="float" office:value="1.21188513509497" calcext:value-type="float">
            <text:p>1.21188513509497</text:p>
          </table:table-cell>
          <table:table-cell office:value-type="float" office:value="2.33417355722718" calcext:value-type="float">
            <text:p>2.33417355722718</text:p>
          </table:table-cell>
          <table:table-cell table:number-columns-repeated="4"/>
          <table:table-cell office:value-type="float" office:value="1.97661756177949" calcext:value-type="float">
            <text:p>1.97661756177949</text:p>
          </table:table-cell>
          <table:table-cell office:value-type="float" office:value="2.52485295690537" calcext:value-type="float">
            <text:p>2.52485295690537</text:p>
          </table:table-cell>
          <table:table-cell office:value-type="float" office:value="0.798072508443766" calcext:value-type="float">
            <text:p>0.798072508443766</text:p>
          </table:table-cell>
          <table:table-cell office:value-type="float" office:value="1.9914495222863" calcext:value-type="float">
            <text:p>1.9914495222863</text:p>
          </table:table-cell>
          <table:table-cell table:number-columns-repeated="4"/>
          <table:table-cell office:value-type="float" office:value="1.96648254706327" calcext:value-type="float">
            <text:p>1.96648254706327</text:p>
          </table:table-cell>
          <table:table-cell office:value-type="float" office:value="1.92908687595539" calcext:value-type="float">
            <text:p>1.929086875955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se</text:p>
          </table:table-cell>
          <table:table-cell office:value-type="float" office:value="2.01107798510073" calcext:value-type="float">
            <text:p>2.01107798510073</text:p>
          </table:table-cell>
          <table:table-cell office:value-type="float" office:value="2.22090232261659" calcext:value-type="float">
            <text:p>2.22090232261659</text:p>
          </table:table-cell>
          <table:table-cell office:value-type="float" office:value="1.41717978777786" calcext:value-type="float">
            <text:p>1.41717978777786</text:p>
          </table:table-cell>
          <table:table-cell office:value-type="float" office:value="1.90573665432326" calcext:value-type="float">
            <text:p>1.90573665432326</text:p>
          </table:table-cell>
          <table:table-cell table:number-columns-repeated="4"/>
          <table:table-cell office:value-type="float" office:value="15.0228659315583" calcext:value-type="float">
            <text:p>15.0228659315583</text:p>
          </table:table-cell>
          <table:table-cell office:value-type="float" office:value="19.1886284387404" calcext:value-type="float">
            <text:p>19.1886284387404</text:p>
          </table:table-cell>
          <table:table-cell office:value-type="float" office:value="5.05319628384872" calcext:value-type="float">
            <text:p>5.05319628384872</text:p>
          </table:table-cell>
          <table:table-cell office:value-type="float" office:value="19.7810856923054" calcext:value-type="float">
            <text:p>19.7810856923054</text:p>
          </table:table-cell>
          <table:table-cell table:number-columns-repeated="4"/>
          <table:table-cell office:value-type="float" office:value="12.5005762063715" calcext:value-type="float">
            <text:p>12.5005762063715</text:p>
          </table:table-cell>
          <table:table-cell office:value-type="float" office:value="14.9605343056625" calcext:value-type="float">
            <text:p>14.96053430566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se</text:p>
          </table:table-cell>
          <table:table-cell office:value-type="float" office:value="1.99634606800883" calcext:value-type="float">
            <text:p>1.99634606800883</text:p>
          </table:table-cell>
          <table:table-cell office:value-type="float" office:value="2.17643808632371" calcext:value-type="float">
            <text:p>2.17643808632371</text:p>
          </table:table-cell>
          <table:table-cell office:value-type="float" office:value="1.69623860572227" calcext:value-type="float">
            <text:p>1.69623860572227</text:p>
          </table:table-cell>
          <table:table-cell office:value-type="float" office:value="1.94965315646934" calcext:value-type="float">
            <text:p>1.94965315646934</text:p>
          </table:table-cell>
          <table:table-cell table:number-columns-repeated="4"/>
          <table:table-cell office:value-type="float" office:value="3.03480376681086" calcext:value-type="float">
            <text:p>3.03480376681086</text:p>
          </table:table-cell>
          <table:table-cell office:value-type="float" office:value="3.92053515032527" calcext:value-type="float">
            <text:p>3.92053515032527</text:p>
          </table:table-cell>
          <table:table-cell office:value-type="float" office:value="1.02522526325238" calcext:value-type="float">
            <text:p>1.02522526325238</text:p>
          </table:table-cell>
          <table:table-cell office:value-type="float" office:value="4.08901318275711" calcext:value-type="float">
            <text:p>4.08901318275711</text:p>
          </table:table-cell>
          <table:table-cell table:number-columns-repeated="4"/>
          <table:table-cell office:value-type="float" office:value="2.58008802911411" calcext:value-type="float">
            <text:p>2.58008802911411</text:p>
          </table:table-cell>
          <table:table-cell office:value-type="float" office:value="2.90330450267482" calcext:value-type="float">
            <text:p>2.903304502674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se</text:p>
          </table:table-cell>
          <table:table-cell office:value-type="float" office:value="2.23244597950496" calcext:value-type="float">
            <text:p>2.23244597950496</text:p>
          </table:table-cell>
          <table:table-cell office:value-type="float" office:value="2.49742045196783" calcext:value-type="float">
            <text:p>2.49742045196783</text:p>
          </table:table-cell>
          <table:table-cell office:value-type="float" office:value="1.69771168825476" calcext:value-type="float">
            <text:p>1.69771168825476</text:p>
          </table:table-cell>
          <table:table-cell office:value-type="float" office:value="2.2656158857002" calcext:value-type="float">
            <text:p>2.2656158857002</text:p>
          </table:table-cell>
          <table:table-cell table:number-columns-repeated="4"/>
          <table:table-cell office:value-type="float" office:value="10.1925629091341" calcext:value-type="float">
            <text:p>10.1925629091341</text:p>
          </table:table-cell>
          <table:table-cell office:value-type="float" office:value="12.992272111542" calcext:value-type="float">
            <text:p>12.992272111542</text:p>
          </table:table-cell>
          <table:table-cell office:value-type="float" office:value="4.10959408175863" calcext:value-type="float">
            <text:p>4.10959408175863</text:p>
          </table:table-cell>
          <table:table-cell office:value-type="float" office:value="10.41990712575" calcext:value-type="float">
            <text:p>10.41990712575</text:p>
          </table:table-cell>
          <table:table-cell table:number-columns-repeated="4"/>
          <table:table-cell office:value-type="float" office:value="10.3037888343746" calcext:value-type="float">
            <text:p>10.3037888343746</text:p>
          </table:table-cell>
          <table:table-cell office:value-type="float" office:value="9.51121972924567" calcext:value-type="float">
            <text:p>9.511219729245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se</text:p>
          </table:table-cell>
          <table:table-cell office:value-type="float" office:value="2.52124592471438" calcext:value-type="float">
            <text:p>2.52124592471438</text:p>
          </table:table-cell>
          <table:table-cell office:value-type="float" office:value="2.66989450201378" calcext:value-type="float">
            <text:p>2.66989450201378</text:p>
          </table:table-cell>
          <table:table-cell office:value-type="float" office:value="2.16326334172831" calcext:value-type="float">
            <text:p>2.16326334172831</text:p>
          </table:table-cell>
          <table:table-cell office:value-type="float" office:value="2.67891875354822" calcext:value-type="float">
            <text:p>2.67891875354822</text:p>
          </table:table-cell>
          <table:table-cell table:number-columns-repeated="4"/>
          <table:table-cell office:value-type="float" office:value="2.03017914061865" calcext:value-type="float">
            <text:p>2.03017914061865</text:p>
          </table:table-cell>
          <table:table-cell office:value-type="float" office:value="2.58783193836915" calcext:value-type="float">
            <text:p>2.58783193836915</text:p>
          </table:table-cell>
          <table:table-cell office:value-type="float" office:value="0.818558811515349" calcext:value-type="float">
            <text:p>0.818558811515349</text:p>
          </table:table-cell>
          <table:table-cell office:value-type="float" office:value="2.07546210727076" calcext:value-type="float">
            <text:p>2.07546210727076</text:p>
          </table:table-cell>
          <table:table-cell table:number-columns-repeated="4"/>
          <table:table-cell office:value-type="float" office:value="2.05233338733092" calcext:value-type="float">
            <text:p>2.05233338733092</text:p>
          </table:table-cell>
          <table:table-cell office:value-type="float" office:value="1.89446757094341" calcext:value-type="float">
            <text:p>1.894467570943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se</text:p>
          </table:table-cell>
          <table:table-cell office:value-type="float" office:value="2.53805217433719" calcext:value-type="float">
            <text:p>2.53805217433719</text:p>
          </table:table-cell>
          <table:table-cell office:value-type="float" office:value="2.75106188220477" calcext:value-type="float">
            <text:p>2.75106188220477</text:p>
          </table:table-cell>
          <table:table-cell office:value-type="float" office:value="2.24753388828904" calcext:value-type="float">
            <text:p>2.24753388828904</text:p>
          </table:table-cell>
          <table:table-cell office:value-type="float" office:value="2.87578162245188" calcext:value-type="float">
            <text:p>2.87578162245188</text:p>
          </table:table-cell>
          <table:table-cell table:number-columns-repeated="4"/>
          <table:table-cell office:value-type="float" office:value="15.2363048615852" calcext:value-type="float">
            <text:p>15.2363048615852</text:p>
          </table:table-cell>
          <table:table-cell office:value-type="float" office:value="19.6831404468991" calcext:value-type="float">
            <text:p>19.6831404468991</text:p>
          </table:table-cell>
          <table:table-cell office:value-type="float" office:value="5.14716794329253" calcext:value-type="float">
            <text:p>5.14716794329253</text:p>
          </table:table-cell>
          <table:table-cell office:value-type="float" office:value="20.5289884363752" calcext:value-type="float">
            <text:p>20.5289884363752</text:p>
          </table:table-cell>
          <table:table-cell table:number-columns-repeated="4"/>
          <table:table-cell office:value-type="float" office:value="12.9533936300005" calcext:value-type="float">
            <text:p>12.9533936300005</text:p>
          </table:table-cell>
          <table:table-cell office:value-type="float" office:value="14.5761096623561" calcext:value-type="float">
            <text:p>14.57610966235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se</text:p>
          </table:table-cell>
          <table:table-cell office:value-type="float" office:value="2.64555358678202" calcext:value-type="float">
            <text:p>2.64555358678202</text:p>
          </table:table-cell>
          <table:table-cell office:value-type="float" office:value="2.95812443098878" calcext:value-type="float">
            <text:p>2.95812443098878</text:p>
          </table:table-cell>
          <table:table-cell office:value-type="float" office:value="2.19794493558843" calcext:value-type="float">
            <text:p>2.19794493558843</text:p>
          </table:table-cell>
          <table:table-cell office:value-type="float" office:value="2.87536052257595" calcext:value-type="float">
            <text:p>2.87536052257595</text:p>
          </table:table-cell>
          <table:table-cell table:number-columns-repeated="4"/>
          <table:table-cell office:value-type="float" office:value="2.89270863781481" calcext:value-type="float">
            <text:p>2.89270863781481</text:p>
          </table:table-cell>
          <table:table-cell office:value-type="float" office:value="3.62041211239899" calcext:value-type="float">
            <text:p>3.62041211239899</text:p>
          </table:table-cell>
          <table:table-cell office:value-type="float" office:value="0.891558196269206" calcext:value-type="float">
            <text:p>0.891558196269206</text:p>
          </table:table-cell>
          <table:table-cell office:value-type="float" office:value="3.83360535721824" calcext:value-type="float">
            <text:p>3.83360535721824</text:p>
          </table:table-cell>
          <table:table-cell table:number-columns-repeated="4"/>
          <table:table-cell office:value-type="float" office:value="2.52485028728842" calcext:value-type="float">
            <text:p>2.52485028728842</text:p>
          </table:table-cell>
          <table:table-cell office:value-type="float" office:value="2.90020862429018" calcext:value-type="float">
            <text:p>2.900208624290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se</text:p>
          </table:table-cell>
          <table:table-cell office:value-type="float" office:value="2.57180727784677" calcext:value-type="float">
            <text:p>2.57180727784677</text:p>
          </table:table-cell>
          <table:table-cell office:value-type="float" office:value="2.96065854415002" calcext:value-type="float">
            <text:p>2.96065854415002</text:p>
          </table:table-cell>
          <table:table-cell office:value-type="float" office:value="2.45976610620169" calcext:value-type="float">
            <text:p>2.45976610620169</text:p>
          </table:table-cell>
          <table:table-cell office:value-type="float" office:value="3.00836593100736" calcext:value-type="float">
            <text:p>3.00836593100736</text:p>
          </table:table-cell>
          <table:table-cell table:number-columns-repeated="4"/>
          <table:table-cell office:value-type="float" office:value="9.49368398532161" calcext:value-type="float">
            <text:p>9.49368398532161</text:p>
          </table:table-cell>
          <table:table-cell office:value-type="float" office:value="12.2191303019504" calcext:value-type="float">
            <text:p>12.2191303019504</text:p>
          </table:table-cell>
          <table:table-cell office:value-type="float" office:value="3.88320512183311" calcext:value-type="float">
            <text:p>3.88320512183311</text:p>
          </table:table-cell>
          <table:table-cell office:value-type="float" office:value="9.88269319604846" calcext:value-type="float">
            <text:p>9.88269319604846</text:p>
          </table:table-cell>
          <table:table-cell table:number-columns-repeated="4"/>
          <table:table-cell office:value-type="float" office:value="10.4760978237042" calcext:value-type="float">
            <text:p>10.4760978237042</text:p>
          </table:table-cell>
          <table:table-cell office:value-type="float" office:value="9.343818289329" calcext:value-type="float">
            <text:p>9.3438182893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se</text:p>
          </table:table-cell>
          <table:table-cell office:value-type="float" office:value="2.47338146477743" calcext:value-type="float">
            <text:p>2.47338146477743</text:p>
          </table:table-cell>
          <table:table-cell office:value-type="float" office:value="2.82286917353425" calcext:value-type="float">
            <text:p>2.82286917353425</text:p>
          </table:table-cell>
          <table:table-cell office:value-type="float" office:value="2.29929264632996" calcext:value-type="float">
            <text:p>2.29929264632996</text:p>
          </table:table-cell>
          <table:table-cell office:value-type="float" office:value="2.85798497970217" calcext:value-type="float">
            <text:p>2.85798497970217</text:p>
          </table:table-cell>
          <table:table-cell table:number-columns-repeated="4"/>
          <table:table-cell office:value-type="float" office:value="1.8353944000647" calcext:value-type="float">
            <text:p>1.8353944000647</text:p>
          </table:table-cell>
          <table:table-cell office:value-type="float" office:value="2.36229933127492" calcext:value-type="float">
            <text:p>2.36229933127492</text:p>
          </table:table-cell>
          <table:table-cell office:value-type="float" office:value="0.750732059960559" calcext:value-type="float">
            <text:p>0.750732059960559</text:p>
          </table:table-cell>
          <table:table-cell office:value-type="float" office:value="1.9106007507338" calcext:value-type="float">
            <text:p>1.9106007507338</text:p>
          </table:table-cell>
          <table:table-cell table:number-columns-repeated="4"/>
          <table:table-cell office:value-type="float" office:value="2.02532244699584" calcext:value-type="float">
            <text:p>2.02532244699584</text:p>
          </table:table-cell>
          <table:table-cell office:value-type="float" office:value="1.80642117327393" calcext:value-type="float">
            <text:p>1.806421173273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se</text:p>
          </table:table-cell>
          <table:table-cell office:value-type="float" office:value="2.48816340409332" calcext:value-type="float">
            <text:p>2.48816340409332</text:p>
          </table:table-cell>
          <table:table-cell office:value-type="float" office:value="4.65080121908306" calcext:value-type="float">
            <text:p>4.65080121908306</text:p>
          </table:table-cell>
          <table:table-cell office:value-type="float" office:value="2.26657237606444" calcext:value-type="float">
            <text:p>2.26657237606444</text:p>
          </table:table-cell>
          <table:table-cell office:value-type="float" office:value="2.86984882881975" calcext:value-type="float">
            <text:p>2.86984882881975</text:p>
          </table:table-cell>
          <table:table-cell table:number-columns-repeated="4"/>
          <table:table-cell office:value-type="float" office:value="14.9627032032221" calcext:value-type="float">
            <text:p>14.9627032032221</text:p>
          </table:table-cell>
          <table:table-cell office:value-type="float" office:value="18.7267916315616" calcext:value-type="float">
            <text:p>18.7267916315616</text:p>
          </table:table-cell>
          <table:table-cell office:value-type="float" office:value="4.61163647966061" calcext:value-type="float">
            <text:p>4.61163647966061</text:p>
          </table:table-cell>
          <table:table-cell office:value-type="float" office:value="19.829546055378" calcext:value-type="float">
            <text:p>19.829546055378</text:p>
          </table:table-cell>
          <table:table-cell table:number-columns-repeated="4"/>
          <table:table-cell office:value-type="float" office:value="13.0599345497184" calcext:value-type="float">
            <text:p>13.0599345497184</text:p>
          </table:table-cell>
          <table:table-cell office:value-type="float" office:value="15.0014973182574" calcext:value-type="float">
            <text:p>15.00149731825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se</text:p>
          </table:table-cell>
          <table:table-cell office:value-type="float" office:value="2.90078040092665" calcext:value-type="float">
            <text:p>2.90078040092665</text:p>
          </table:table-cell>
          <table:table-cell office:value-type="float" office:value="3.24275944662029" calcext:value-type="float">
            <text:p>3.24275944662029</text:p>
          </table:table-cell>
          <table:table-cell office:value-type="float" office:value="2.83744808321887" calcext:value-type="float">
            <text:p>2.83744808321887</text:p>
          </table:table-cell>
          <table:table-cell office:value-type="float" office:value="3.28188273484699" calcext:value-type="float">
            <text:p>3.28188273484699</text:p>
          </table:table-cell>
          <table:table-cell table:number-columns-repeated="4"/>
          <table:table-cell office:value-type="float" office:value="2.98884441713161" calcext:value-type="float">
            <text:p>2.98884441713161</text:p>
          </table:table-cell>
          <table:table-cell office:value-type="float" office:value="3.58693948348962" calcext:value-type="float">
            <text:p>3.58693948348962</text:p>
          </table:table-cell>
          <table:table-cell office:value-type="float" office:value="0.8723651638763" calcext:value-type="float">
            <text:p>0.8723651638763</text:p>
          </table:table-cell>
          <table:table-cell office:value-type="float" office:value="3.65976351811747" calcext:value-type="float">
            <text:p>3.65976351811747</text:p>
          </table:table-cell>
          <table:table-cell table:number-columns-repeated="4"/>
          <table:table-cell office:value-type="float" office:value="2.43710137565001" calcext:value-type="float">
            <text:p>2.43710137565001</text:p>
          </table:table-cell>
          <table:table-cell office:value-type="float" office:value="2.58412893577535" calcext:value-type="float">
            <text:p>2.58412893577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se</text:p>
          </table:table-cell>
          <table:table-cell office:value-type="float" office:value="3.24073015541236" calcext:value-type="float">
            <text:p>3.24073015541236</text:p>
          </table:table-cell>
          <table:table-cell office:value-type="float" office:value="3.5980332687227" calcext:value-type="float">
            <text:p>3.5980332687227</text:p>
          </table:table-cell>
          <table:table-cell office:value-type="float" office:value="3.25831526417433" calcext:value-type="float">
            <text:p>3.25831526417433</text:p>
          </table:table-cell>
          <table:table-cell office:value-type="float" office:value="3.98530225342738" calcext:value-type="float">
            <text:p>3.98530225342738</text:p>
          </table:table-cell>
          <table:table-cell table:number-columns-repeated="4"/>
          <table:table-cell office:value-type="float" office:value="9.97445730127554" calcext:value-type="float">
            <text:p>9.97445730127554</text:p>
          </table:table-cell>
          <table:table-cell office:value-type="float" office:value="12.1950700297644" calcext:value-type="float">
            <text:p>12.1950700297644</text:p>
          </table:table-cell>
          <table:table-cell office:value-type="float" office:value="3.88889089844612" calcext:value-type="float">
            <text:p>3.88889089844612</text:p>
          </table:table-cell>
          <table:table-cell office:value-type="float" office:value="9.75054290717108" calcext:value-type="float">
            <text:p>9.75054290717108</text:p>
          </table:table-cell>
          <table:table-cell table:number-columns-repeated="4"/>
          <table:table-cell office:value-type="float" office:value="10.0009299822486" calcext:value-type="float">
            <text:p>10.0009299822486</text:p>
          </table:table-cell>
          <table:table-cell office:value-type="float" office:value="9.05353220685881" calcext:value-type="float">
            <text:p>9.053532206858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se</text:p>
          </table:table-cell>
          <table:table-cell office:value-type="float" office:value="2.87257358996191" calcext:value-type="float">
            <text:p>2.87257358996191</text:p>
          </table:table-cell>
          <table:table-cell office:value-type="float" office:value="3.33850257343942" calcext:value-type="float">
            <text:p>3.33850257343942</text:p>
          </table:table-cell>
          <table:table-cell office:value-type="float" office:value="3.03186011661469" calcext:value-type="float">
            <text:p>3.03186011661469</text:p>
          </table:table-cell>
          <table:table-cell office:value-type="float" office:value="3.69236369091081" calcext:value-type="float">
            <text:p>3.69236369091081</text:p>
          </table:table-cell>
          <table:table-cell table:number-columns-repeated="4"/>
          <table:table-cell office:value-type="float" office:value="1.90892244712052" calcext:value-type="float">
            <text:p>1.90892244712052</text:p>
          </table:table-cell>
          <table:table-cell office:value-type="float" office:value="2.33390571746163" calcext:value-type="float">
            <text:p>2.33390571746163</text:p>
          </table:table-cell>
          <table:table-cell office:value-type="float" office:value="0.744260154334126" calcext:value-type="float">
            <text:p>0.744260154334126</text:p>
          </table:table-cell>
          <table:table-cell office:value-type="float" office:value="1.86606946773238" calcext:value-type="float">
            <text:p>1.86606946773238</text:p>
          </table:table-cell>
          <table:table-cell table:number-columns-repeated="4"/>
          <table:table-cell office:value-type="float" office:value="1.91398881749221" calcext:value-type="float">
            <text:p>1.91398881749221</text:p>
          </table:table-cell>
          <table:table-cell office:value-type="float" office:value="1.73267480459225" calcext:value-type="float">
            <text:p>1.732674804592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se</text:p>
          </table:table-cell>
          <table:table-cell office:value-type="float" office:value="13.0056213646913" calcext:value-type="float">
            <text:p>13.0056213646913</text:p>
          </table:table-cell>
          <table:table-cell office:value-type="float" office:value="14.8406506742063" calcext:value-type="float">
            <text:p>14.8406506742063</text:p>
          </table:table-cell>
          <table:table-cell office:value-type="float" office:value="28.5458585790709" calcext:value-type="float">
            <text:p>28.5458585790709</text:p>
          </table:table-cell>
          <table:table-cell office:value-type="float" office:value="11.7700945648426" calcext:value-type="float">
            <text:p>11.7700945648426</text:p>
          </table:table-cell>
          <table:table-cell table:number-columns-repeated="4"/>
          <table:table-cell office:value-type="float" office:value="15.6172405347344" calcext:value-type="float">
            <text:p>15.6172405347344</text:p>
          </table:table-cell>
          <table:table-cell office:value-type="float" office:value="18.7423930051715" calcext:value-type="float">
            <text:p>18.7423930051715</text:p>
          </table:table-cell>
          <table:table-cell office:value-type="float" office:value="4.55826222344958" calcext:value-type="float">
            <text:p>4.55826222344958</text:p>
          </table:table-cell>
          <table:table-cell office:value-type="float" office:value="19.1229114620622" calcext:value-type="float">
            <text:p>19.1229114620622</text:p>
          </table:table-cell>
          <table:table-cell table:number-columns-repeated="4"/>
          <table:table-cell office:value-type="float" office:value="12.7342855897415" calcext:value-type="float">
            <text:p>12.7342855897415</text:p>
          </table:table-cell>
          <table:table-cell office:value-type="float" office:value="13.5025305872232" calcext:value-type="float">
            <text:p>13.50253058722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se</text:p>
          </table:table-cell>
          <table:table-cell office:value-type="float" office:value="12.6152618575314" calcext:value-type="float">
            <text:p>12.6152618575314</text:p>
          </table:table-cell>
          <table:table-cell office:value-type="float" office:value="14.7016317623249" calcext:value-type="float">
            <text:p>14.7016317623249</text:p>
          </table:table-cell>
          <table:table-cell office:value-type="float" office:value="5.49053296875659" calcext:value-type="float">
            <text:p>5.49053296875659</text:p>
          </table:table-cell>
          <table:table-cell office:value-type="float" office:value="11.3961393139149" calcext:value-type="float">
            <text:p>11.3961393139149</text:p>
          </table:table-cell>
          <table:table-cell table:number-columns-repeated="4"/>
          <table:table-cell office:value-type="float" office:value="2.92354196728154" calcext:value-type="float">
            <text:p>2.92354196728154</text:p>
          </table:table-cell>
          <table:table-cell office:value-type="float" office:value="3.52610417624005" calcext:value-type="float">
            <text:p>3.52610417624005</text:p>
          </table:table-cell>
          <table:table-cell office:value-type="float" office:value="0.764791599030825" calcext:value-type="float">
            <text:p>0.764791599030825</text:p>
          </table:table-cell>
          <table:table-cell office:value-type="float" office:value="3.72638713326776" calcext:value-type="float">
            <text:p>3.72638713326776</text:p>
          </table:table-cell>
          <table:table-cell table:number-columns-repeated="4"/>
          <table:table-cell office:value-type="float" office:value="2.4130919408206" calcext:value-type="float">
            <text:p>2.4130919408206</text:p>
          </table:table-cell>
          <table:table-cell office:value-type="float" office:value="2.49943589875386" calcext:value-type="float">
            <text:p>2.499435898753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se</text:p>
          </table:table-cell>
          <table:table-cell office:value-type="float" office:value="12.4793803016246" calcext:value-type="float">
            <text:p>12.4793803016246</text:p>
          </table:table-cell>
          <table:table-cell office:value-type="float" office:value="12.7854393266144" calcext:value-type="float">
            <text:p>12.7854393266144</text:p>
          </table:table-cell>
          <table:table-cell office:value-type="float" office:value="4.54254378671953" calcext:value-type="float">
            <text:p>4.54254378671953</text:p>
          </table:table-cell>
          <table:table-cell office:value-type="float" office:value="10.4432204357951" calcext:value-type="float">
            <text:p>10.4432204357951</text:p>
          </table:table-cell>
          <table:table-cell table:number-columns-repeated="4"/>
          <table:table-cell office:value-type="float" office:value="10.2654070934125" calcext:value-type="float">
            <text:p>10.2654070934125</text:p>
          </table:table-cell>
          <table:table-cell office:value-type="float" office:value="12.4953165209363" calcext:value-type="float">
            <text:p>12.4953165209363</text:p>
          </table:table-cell>
          <table:table-cell office:value-type="float" office:value="3.68927238387516" calcext:value-type="float">
            <text:p>3.68927238387516</text:p>
          </table:table-cell>
          <table:table-cell office:value-type="float" office:value="10.4607333751279" calcext:value-type="float">
            <text:p>10.4607333751279</text:p>
          </table:table-cell>
          <table:table-cell table:number-columns-repeated="4"/>
          <table:table-cell office:value-type="float" office:value="11.1248838642063" calcext:value-type="float">
            <text:p>11.1248838642063</text:p>
          </table:table-cell>
          <table:table-cell office:value-type="float" office:value="9.12174962041903" calcext:value-type="float">
            <text:p>9.1217496204190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mse</text:p>
          </table:table-cell>
          <table:table-cell office:value-type="float" office:value="12.276065981784" calcext:value-type="float">
            <text:p>12.276065981784</text:p>
          </table:table-cell>
          <table:table-cell office:value-type="float" office:value="13.7684187022665" calcext:value-type="float">
            <text:p>13.7684187022665</text:p>
          </table:table-cell>
          <table:table-cell office:value-type="float" office:value="7.88279062394348" calcext:value-type="float">
            <text:p>7.88279062394348</text:p>
          </table:table-cell>
          <table:table-cell office:value-type="float" office:value="14.5422767804026" calcext:value-type="float">
            <text:p>14.5422767804026</text:p>
          </table:table-cell>
          <table:table-cell table:number-columns-repeated="4"/>
          <table:table-cell office:value-type="float" office:value="1.77870103666703" calcext:value-type="float">
            <text:p>1.77870103666703</text:p>
          </table:table-cell>
          <table:table-cell office:value-type="float" office:value="2.16508047338275" calcext:value-type="float">
            <text:p>2.16508047338275</text:p>
          </table:table-cell>
          <table:table-cell office:value-type="float" office:value="0.639245239281048" calcext:value-type="float">
            <text:p>0.639245239281048</text:p>
          </table:table-cell>
          <table:table-cell office:value-type="float" office:value="1.81254548692742" calcext:value-type="float">
            <text:p>1.81254548692742</text:p>
          </table:table-cell>
          <table:table-cell table:number-columns-repeated="4"/>
          <table:table-cell office:value-type="float" office:value="1.92762374467959" calcext:value-type="float">
            <text:p>1.92762374467959</text:p>
          </table:table-cell>
          <table:table-cell office:value-type="float" office:value="1.58053795221315" calcext:value-type="float">
            <text:p>1.580537952213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mse</text:p>
          </table:table-cell>
          <table:table-cell office:value-type="float" office:value="13.192207205392" calcext:value-type="float">
            <text:p>13.192207205392</text:p>
          </table:table-cell>
          <table:table-cell office:value-type="float" office:value="15.1135602467164" calcext:value-type="float">
            <text:p>15.1135602467164</text:p>
          </table:table-cell>
          <table:table-cell office:value-type="float" office:value="7.40395989970033" calcext:value-type="float">
            <text:p>7.40395989970033</text:p>
          </table:table-cell>
          <table:table-cell office:value-type="float" office:value="14.2605325506337" calcext:value-type="float">
            <text:p>14.2605325506337</text:p>
          </table:table-cell>
          <table:table-cell table:number-columns-repeated="4"/>
          <table:table-cell office:value-type="float" office:value="16.8726209914718" calcext:value-type="float">
            <text:p>16.8726209914718</text:p>
          </table:table-cell>
          <table:table-cell office:value-type="float" office:value="20.3501848127959" calcext:value-type="float">
            <text:p>20.3501848127959</text:p>
          </table:table-cell>
          <table:table-cell office:value-type="float" office:value="4.41383736998572" calcext:value-type="float">
            <text:p>4.41383736998572</text:p>
          </table:table-cell>
          <table:table-cell office:value-type="float" office:value="21.5060766942188" calcext:value-type="float">
            <text:p>21.5060766942188</text:p>
          </table:table-cell>
          <table:table-cell table:number-columns-repeated="4"/>
          <table:table-cell office:value-type="float" office:value="13.9266636808023" calcext:value-type="float">
            <text:p>13.9266636808023</text:p>
          </table:table-cell>
          <table:table-cell office:value-type="float" office:value="14.4249800701053" calcext:value-type="float">
            <text:p>14.42498007010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mse</text:p>
          </table:table-cell>
          <table:table-cell office:value-type="float" office:value="12.1311661640479" calcext:value-type="float">
            <text:p>12.1311661640479</text:p>
          </table:table-cell>
          <table:table-cell office:value-type="float" office:value="13.3968624336725" calcext:value-type="float">
            <text:p>13.3968624336725</text:p>
          </table:table-cell>
          <table:table-cell office:value-type="float" office:value="8.54867072148981" calcext:value-type="float">
            <text:p>8.54867072148981</text:p>
          </table:table-cell>
          <table:table-cell office:value-type="float" office:value="11.4957292505761" calcext:value-type="float">
            <text:p>11.4957292505761</text:p>
          </table:table-cell>
          <table:table-cell table:number-columns-repeated="4"/>
          <table:table-cell office:value-type="float" office:value="3.45154570254287" calcext:value-type="float">
            <text:p>3.45154570254287</text:p>
          </table:table-cell>
          <table:table-cell office:value-type="float" office:value="4.15621651763136" calcext:value-type="float">
            <text:p>4.15621651763136</text:p>
          </table:table-cell>
          <table:table-cell office:value-type="float" office:value="0.853541606658571" calcext:value-type="float">
            <text:p>0.853541606658571</text:p>
          </table:table-cell>
          <table:table-cell office:value-type="float" office:value="4.39407968108056" calcext:value-type="float">
            <text:p>4.39407968108056</text:p>
          </table:table-cell>
          <table:table-cell table:number-columns-repeated="4"/>
          <table:table-cell office:value-type="float" office:value="2.85631477480475" calcext:value-type="float">
            <text:p>2.85631477480475</text:p>
          </table:table-cell>
          <table:table-cell office:value-type="float" office:value="2.95445420840927" calcext:value-type="float">
            <text:p>2.954454208409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mse</text:p>
          </table:table-cell>
          <table:table-cell office:value-type="float" office:value="12.2610923986043" calcext:value-type="float">
            <text:p>12.2610923986043</text:p>
          </table:table-cell>
          <table:table-cell office:value-type="float" office:value="13.367175613431" calcext:value-type="float">
            <text:p>13.367175613431</text:p>
          </table:table-cell>
          <table:table-cell office:value-type="float" office:value="10.4179022906506" calcext:value-type="float">
            <text:p>10.4179022906506</text:p>
          </table:table-cell>
          <table:table-cell office:value-type="float" office:value="11.9743154154349" calcext:value-type="float">
            <text:p>11.9743154154349</text:p>
          </table:table-cell>
          <table:table-cell table:number-columns-repeated="4"/>
          <table:table-cell office:value-type="float" office:value="11.2741992611632" calcext:value-type="float">
            <text:p>11.2741992611632</text:p>
          </table:table-cell>
          <table:table-cell office:value-type="float" office:value="13.4631752590243" calcext:value-type="float">
            <text:p>13.4631752590243</text:p>
          </table:table-cell>
          <table:table-cell office:value-type="float" office:value="3.75774228070383" calcext:value-type="float">
            <text:p>3.75774228070383</text:p>
          </table:table-cell>
          <table:table-cell office:value-type="float" office:value="11.4823575902037" calcext:value-type="float">
            <text:p>11.4823575902037</text:p>
          </table:table-cell>
          <table:table-cell table:number-columns-repeated="4"/>
          <table:table-cell office:value-type="float" office:value="11.7544614482307" calcext:value-type="float">
            <text:p>11.7544614482307</text:p>
          </table:table-cell>
          <table:table-cell office:value-type="float" office:value="9.97580667408463" calcext:value-type="float">
            <text:p>9.975806674084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e</text:p>
          </table:table-cell>
          <table:table-cell office:value-type="float" office:value="13.1626022652923" calcext:value-type="float">
            <text:p>13.1626022652923</text:p>
          </table:table-cell>
          <table:table-cell office:value-type="float" office:value="14.7249037155866" calcext:value-type="float">
            <text:p>14.7249037155866</text:p>
          </table:table-cell>
          <table:table-cell office:value-type="float" office:value="10.0097847467693" calcext:value-type="float">
            <text:p>10.0097847467693</text:p>
          </table:table-cell>
          <table:table-cell office:value-type="float" office:value="13.3581735294721" calcext:value-type="float">
            <text:p>13.3581735294721</text:p>
          </table:table-cell>
          <table:table-cell table:number-columns-repeated="4"/>
          <table:table-cell office:value-type="float" office:value="2.17785077139555" calcext:value-type="float">
            <text:p>2.17785077139555</text:p>
          </table:table-cell>
          <table:table-cell office:value-type="float" office:value="2.60069792488964" calcext:value-type="float">
            <text:p>2.60069792488964</text:p>
          </table:table-cell>
          <table:table-cell office:value-type="float" office:value="0.725887642675221" calcext:value-type="float">
            <text:p>0.725887642675221</text:p>
          </table:table-cell>
          <table:table-cell office:value-type="float" office:value="2.21806096876494" calcext:value-type="float">
            <text:p>2.21806096876494</text:p>
          </table:table-cell>
          <table:table-cell table:number-columns-repeated="4"/>
          <table:table-cell office:value-type="float" office:value="2.27062360167361" calcext:value-type="float">
            <text:p>2.27062360167361</text:p>
          </table:table-cell>
          <table:table-cell office:value-type="float" office:value="1.92703869757633" calcext:value-type="float">
            <text:p>1.927038697576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mse</text:p>
          </table:table-cell>
          <table:table-cell office:value-type="float" office:value="13.3571042809346" calcext:value-type="float">
            <text:p>13.3571042809346</text:p>
          </table:table-cell>
          <table:table-cell office:value-type="float" office:value="14.1446175214074" calcext:value-type="float">
            <text:p>14.1446175214074</text:p>
          </table:table-cell>
          <table:table-cell office:value-type="float" office:value="11.4605773912601" calcext:value-type="float">
            <text:p>11.4605773912601</text:p>
          </table:table-cell>
          <table:table-cell office:value-type="float" office:value="14.1924263716355" calcext:value-type="float">
            <text:p>14.1924263716355</text:p>
          </table:table-cell>
          <table:table-cell table:number-columns-repeated="4"/>
          <table:table-cell office:value-type="float" office:value="17.8678055083382" calcext:value-type="float">
            <text:p>17.8678055083382</text:p>
          </table:table-cell>
          <table:table-cell office:value-type="float" office:value="21.5157134766803" calcext:value-type="float">
            <text:p>21.5157134766803</text:p>
          </table:table-cell>
          <table:table-cell office:value-type="float" office:value="4.41857554133326" calcext:value-type="float">
            <text:p>4.41857554133326</text:p>
          </table:table-cell>
          <table:table-cell office:value-type="float" office:value="22.7470727308769" calcext:value-type="float">
            <text:p>22.7470727308769</text:p>
          </table:table-cell>
          <table:table-cell table:number-columns-repeated="4"/>
          <table:table-cell office:value-type="float" office:value="14.7864409934379" calcext:value-type="float">
            <text:p>14.7864409934379</text:p>
          </table:table-cell>
          <table:table-cell office:value-type="float" office:value="15.2944847696081" calcext:value-type="float">
            <text:p>15.29448476960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se</text:p>
          </table:table-cell>
          <table:table-cell office:value-type="float" office:value="12.8330894019796" calcext:value-type="float">
            <text:p>12.8330894019796</text:p>
          </table:table-cell>
          <table:table-cell office:value-type="float" office:value="13.9101250327653" calcext:value-type="float">
            <text:p>13.9101250327653</text:p>
          </table:table-cell>
          <table:table-cell office:value-type="float" office:value="11.3641490959201" calcext:value-type="float">
            <text:p>11.3641490959201</text:p>
          </table:table-cell>
          <table:table-cell office:value-type="float" office:value="14.5407423198984" calcext:value-type="float">
            <text:p>14.5407423198984</text:p>
          </table:table-cell>
          <table:table-cell table:number-columns-repeated="4"/>
          <table:table-cell office:value-type="float" office:value="4.14309597460791" calcext:value-type="float">
            <text:p>4.14309597460791</text:p>
          </table:table-cell>
          <table:table-cell office:value-type="float" office:value="4.99288620551913" calcext:value-type="float">
            <text:p>4.99288620551913</text:p>
          </table:table-cell>
          <table:table-cell office:value-type="float" office:value="0.974789194305764" calcext:value-type="float">
            <text:p>0.974789194305764</text:p>
          </table:table-cell>
          <table:table-cell office:value-type="float" office:value="5.29011128531872" calcext:value-type="float">
            <text:p>5.29011128531872</text:p>
          </table:table-cell>
          <table:table-cell table:number-columns-repeated="4"/>
          <table:table-cell office:value-type="float" office:value="3.30584261169626" calcext:value-type="float">
            <text:p>3.30584261169626</text:p>
          </table:table-cell>
          <table:table-cell office:value-type="float" office:value="3.54248135236873" calcext:value-type="float">
            <text:p>3.542481352368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mse</text:p>
          </table:table-cell>
          <table:table-cell office:value-type="float" office:value="13.2820650272981" calcext:value-type="float">
            <text:p>13.2820650272981</text:p>
          </table:table-cell>
          <table:table-cell office:value-type="float" office:value="14.8513344229868" calcext:value-type="float">
            <text:p>14.8513344229868</text:p>
          </table:table-cell>
          <table:table-cell office:value-type="float" office:value="11.0348350934051" calcext:value-type="float">
            <text:p>11.0348350934051</text:p>
          </table:table-cell>
          <table:table-cell office:value-type="float" office:value="14.4358162422383" calcext:value-type="float">
            <text:p>14.4358162422383</text:p>
          </table:table-cell>
          <table:table-cell table:number-columns-repeated="4"/>
          <table:table-cell office:value-type="float" office:value="12.6259786578892" calcext:value-type="float">
            <text:p>12.6259786578892</text:p>
          </table:table-cell>
          <table:table-cell office:value-type="float" office:value="14.8734399950617" calcext:value-type="float">
            <text:p>14.8734399950617</text:p>
          </table:table-cell>
          <table:table-cell office:value-type="float" office:value="3.89921068587455" calcext:value-type="float">
            <text:p>3.89921068587455</text:p>
          </table:table-cell>
          <table:table-cell office:value-type="float" office:value="12.8193442094377" calcext:value-type="float">
            <text:p>12.8193442094377</text:p>
          </table:table-cell>
          <table:table-cell table:number-columns-repeated="4"/>
          <table:table-cell office:value-type="float" office:value="12.7980992467356" calcext:value-type="float">
            <text:p>12.7980992467356</text:p>
          </table:table-cell>
          <table:table-cell office:value-type="float" office:value="11.0298713175127" calcext:value-type="float">
            <text:p>11.02987131751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mse</text:p>
          </table:table-cell>
          <table:table-cell office:value-type="float" office:value="13.3028223068387" calcext:value-type="float">
            <text:p>13.3028223068387</text:p>
          </table:table-cell>
          <table:table-cell office:value-type="float" office:value="15.3141780347656" calcext:value-type="float">
            <text:p>15.3141780347656</text:p>
          </table:table-cell>
          <table:table-cell office:value-type="float" office:value="12.7232828482318" calcext:value-type="float">
            <text:p>12.7232828482318</text:p>
          </table:table-cell>
          <table:table-cell office:value-type="float" office:value="15.5609472602646" calcext:value-type="float">
            <text:p>15.5609472602646</text:p>
          </table:table-cell>
          <table:table-cell table:number-columns-repeated="4"/>
          <table:table-cell office:value-type="float" office:value="2.71372480890262" calcext:value-type="float">
            <text:p>2.71372480890262</text:p>
          </table:table-cell>
          <table:table-cell office:value-type="float" office:value="3.19677580661071" calcext:value-type="float">
            <text:p>3.19677580661071</text:p>
          </table:table-cell>
          <table:table-cell office:value-type="float" office:value="0.838064522371443" calcext:value-type="float">
            <text:p>0.838064522371443</text:p>
          </table:table-cell>
          <table:table-cell office:value-type="float" office:value="2.75528522244699" calcext:value-type="float">
            <text:p>2.75528522244699</text:p>
          </table:table-cell>
          <table:table-cell table:number-columns-repeated="4"/>
          <table:table-cell office:value-type="float" office:value="2.75071900354935" calcext:value-type="float">
            <text:p>2.75071900354935</text:p>
          </table:table-cell>
          <table:table-cell office:value-type="float" office:value="2.37067052340017" calcext:value-type="float">
            <text:p>2.37067052340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mse</text:p>
          </table:table-cell>
          <table:table-cell office:value-type="float" office:value="12.9238554700862" calcext:value-type="float">
            <text:p>12.9238554700862</text:p>
          </table:table-cell>
          <table:table-cell office:value-type="float" office:value="14.7499905409864" calcext:value-type="float">
            <text:p>14.7499905409864</text:p>
          </table:table-cell>
          <table:table-cell office:value-type="float" office:value="12.0142106131916" calcext:value-type="float">
            <text:p>12.0142106131916</text:p>
          </table:table-cell>
          <table:table-cell office:value-type="float" office:value="14.9334768370118" calcext:value-type="float">
            <text:p>14.9334768370118</text:p>
          </table:table-cell>
          <table:table-cell table:number-columns-repeated="4"/>
          <table:table-cell office:value-type="float" office:value="19.2763249911621" calcext:value-type="float">
            <text:p>19.2763249911621</text:p>
          </table:table-cell>
          <table:table-cell office:value-type="float" office:value="23.2300911519641" calcext:value-type="float">
            <text:p>23.2300911519641</text:p>
          </table:table-cell>
          <table:table-cell office:value-type="float" office:value="4.53534106438103" calcext:value-type="float">
            <text:p>4.53534106438103</text:p>
          </table:table-cell>
          <table:table-cell office:value-type="float" office:value="24.6129717969829" calcext:value-type="float">
            <text:p>24.6129717969829</text:p>
          </table:table-cell>
          <table:table-cell table:number-columns-repeated="4"/>
          <table:table-cell office:value-type="float" office:value="15.380888336462" calcext:value-type="float">
            <text:p>15.380888336462</text:p>
          </table:table-cell>
          <table:table-cell office:value-type="float" office:value="16.4818826891534" calcext:value-type="float">
            <text:p>16.48188268915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mse</text:p>
          </table:table-cell>
          <table:table-cell office:value-type="float" office:value="14.3599231863102" calcext:value-type="float">
            <text:p>14.3599231863102</text:p>
          </table:table-cell>
          <table:table-cell office:value-type="float" office:value="26.8411424068697" calcext:value-type="float">
            <text:p>26.8411424068697</text:p>
          </table:table-cell>
          <table:table-cell office:value-type="float" office:value="13.0810561569039" calcext:value-type="float">
            <text:p>13.0810561569039</text:p>
          </table:table-cell>
          <table:table-cell office:value-type="float" office:value="16.5627420893568" calcext:value-type="float">
            <text:p>16.5627420893568</text:p>
          </table:table-cell>
          <table:table-cell table:number-columns-repeated="4"/>
          <table:table-cell office:value-type="float" office:value="3.88216184228181" calcext:value-type="float">
            <text:p>3.88216184228181</text:p>
          </table:table-cell>
          <table:table-cell office:value-type="float" office:value="4.89376435059565" calcext:value-type="float">
            <text:p>4.89376435059565</text:p>
          </table:table-cell>
          <table:table-cell office:value-type="float" office:value="0.974890448835528" calcext:value-type="float">
            <text:p>0.974890448835528</text:p>
          </table:table-cell>
          <table:table-cell office:value-type="float" office:value="5.55512248126245" calcext:value-type="float">
            <text:p>5.55512248126245</text:p>
          </table:table-cell>
          <table:table-cell table:number-columns-repeated="4"/>
          <table:table-cell office:value-type="float" office:value="2.75869130731409" calcext:value-type="float">
            <text:p>2.75869130731409</text:p>
          </table:table-cell>
          <table:table-cell office:value-type="float" office:value="3.26818246185717" calcext:value-type="float">
            <text:p>3.268182461857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mse</text:p>
          </table:table-cell>
          <table:table-cell office:value-type="float" office:value="15.0166286333602" calcext:value-type="float">
            <text:p>15.0166286333602</text:p>
          </table:table-cell>
          <table:table-cell office:value-type="float" office:value="16.7869702724349" calcext:value-type="float">
            <text:p>16.7869702724349</text:p>
          </table:table-cell>
          <table:table-cell office:value-type="float" office:value="14.6887727587122" calcext:value-type="float">
            <text:p>14.6887727587122</text:p>
          </table:table-cell>
          <table:table-cell office:value-type="float" office:value="16.9895019394403" calcext:value-type="float">
            <text:p>16.9895019394403</text:p>
          </table:table-cell>
          <table:table-cell table:number-columns-repeated="4"/>
          <table:table-cell office:value-type="float" office:value="12.091827601048" calcext:value-type="float">
            <text:p>12.091827601048</text:p>
          </table:table-cell>
          <table:table-cell office:value-type="float" office:value="14.5530573376066" calcext:value-type="float">
            <text:p>14.5530573376066</text:p>
          </table:table-cell>
          <table:table-cell office:value-type="float" office:value="3.85197408730059" calcext:value-type="float">
            <text:p>3.85197408730059</text:p>
          </table:table-cell>
          <table:table-cell office:value-type="float" office:value="12.9916976670029" calcext:value-type="float">
            <text:p>12.9916976670029</text:p>
          </table:table-cell>
          <table:table-cell table:number-columns-repeated="4"/>
          <table:table-cell office:value-type="float" office:value="9.94762266002901" calcext:value-type="float">
            <text:p>9.94762266002901</text:p>
          </table:table-cell>
          <table:table-cell office:value-type="float" office:value="10.3363157384252" calcext:value-type="float">
            <text:p>10.33631573842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se</text:p>
          </table:table-cell>
          <table:table-cell office:value-type="float" office:value="15.0779436603083" calcext:value-type="float">
            <text:p>15.0779436603083</text:p>
          </table:table-cell>
          <table:table-cell office:value-type="float" office:value="16.7403456357237" calcext:value-type="float">
            <text:p>16.7403456357237</text:p>
          </table:table-cell>
          <table:table-cell office:value-type="float" office:value="15.1597608022664" calcext:value-type="float">
            <text:p>15.1597608022664</text:p>
          </table:table-cell>
          <table:table-cell office:value-type="float" office:value="18.542167957465" calcext:value-type="float">
            <text:p>18.542167957465</text:p>
          </table:table-cell>
          <table:table-cell table:number-columns-repeated="4"/>
          <table:table-cell office:value-type="float" office:value="2.60790660250634" calcext:value-type="float">
            <text:p>2.60790660250634</text:p>
          </table:table-cell>
          <table:table-cell office:value-type="float" office:value="3.13873266884059" calcext:value-type="float">
            <text:p>3.13873266884059</text:p>
          </table:table-cell>
          <table:table-cell office:value-type="float" office:value="0.830775047940966" calcext:value-type="float">
            <text:p>0.830775047940966</text:p>
          </table:table-cell>
          <table:table-cell office:value-type="float" office:value="2.80198620435232" calcext:value-type="float">
            <text:p>2.80198620435232</text:p>
          </table:table-cell>
          <table:table-cell table:number-columns-repeated="4"/>
          <table:table-cell office:value-type="float" office:value="2.14545490311844" calcext:value-type="float">
            <text:p>2.14545490311844</text:p>
          </table:table-cell>
          <table:table-cell office:value-type="float" office:value="2.2292863369548" calcext:value-type="float">
            <text:p>2.22928633695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mse</text:p>
          </table:table-cell>
          <table:table-cell office:value-type="float" office:value="13.3189833515361" calcext:value-type="float">
            <text:p>13.3189833515361</text:p>
          </table:table-cell>
          <table:table-cell office:value-type="float" office:value="15.479311078429" calcext:value-type="float">
            <text:p>15.479311078429</text:p>
          </table:table-cell>
          <table:table-cell office:value-type="float" office:value="14.0575317403488" calcext:value-type="float">
            <text:p>14.0575317403488</text:p>
          </table:table-cell>
          <table:table-cell office:value-type="float" office:value="17.1200246005567" calcext:value-type="float">
            <text:p>17.1200246005567</text:p>
          </table:table-cell>
          <table:table-cell table:number-columns-repeated="4"/>
          <table:table-cell office:value-type="float" office:value="18.0000432803553" calcext:value-type="float">
            <text:p>18.0000432803553</text:p>
          </table:table-cell>
          <table:table-cell office:value-type="float" office:value="22.6904425145775" calcext:value-type="float">
            <text:p>22.6904425145775</text:p>
          </table:table-cell>
          <table:table-cell office:value-type="float" office:value="4.52017998876892" calcext:value-type="float">
            <text:p>4.52017998876892</text:p>
          </table:table-cell>
          <table:table-cell office:value-type="float" office:value="25.7568976134252" calcext:value-type="float">
            <text:p>25.7568976134252</text:p>
          </table:table-cell>
          <table:table-cell table:number-columns-repeated="4"/>
          <table:table-cell office:value-type="float" office:value="12.7909564171099" calcext:value-type="float">
            <text:p>12.7909564171099</text:p>
          </table:table-cell>
          <table:table-cell office:value-type="float" office:value="15.1532646374553" calcext:value-type="float">
            <text:p>15.1532646374553</text:p>
          </table:table-cell>
          <table:table-cell table:number-columns-repeated="1000"/>
        </table:table-row>
      </table:table>
      <table:named-expressions/>
      <table:database-ranges>
        <table:database-range table:name="__Anonymous_Sheet_DB__0" table:target-range-address="BPI2013.A1:BPI2013.J69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23:45:09.635407280</dc:date>
    <meta:editing-duration>PT7M24S</meta:editing-duration>
    <meta:editing-cycles>1</meta:editing-cycles>
    <meta:document-statistic meta:table-count="1" meta:cell-count="1206" meta:object-count="0"/>
    <meta:generator>LibreOffice/6.0.3.2$Linux_X86_64 LibreOffice_project/00m0$Build-2</meta:generator>
  </office:meta>
</office:document-meta>
</file>